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officeooo:rsid="002154ad" officeooo:paragraph-rsid="001f6f10" style:letter-kerning="true" style:font-size-asian="12pt" style:font-style-asian="normal" style:font-weight-asian="normal" style:font-size-complex="12pt" style:font-weight-complex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officeooo:rsid="002154ad" officeooo:paragraph-rsid="002321a9" style:letter-kerning="true" style:font-size-asian="12pt" style:font-style-asian="normal" style:font-weight-asian="normal" style:font-size-complex="12pt" style:font-weight-complex="normal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officeooo:rsid="0025e1ab" officeooo:paragraph-rsid="0025e1ab" style:letter-kerning="true" style:font-size-asian="12pt" style:font-style-asian="normal" style:font-weight-asian="normal" style:font-size-complex="12pt" style:font-weight-complex="normal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officeooo:rsid="00261afa" officeooo:paragraph-rsid="00261afa" style:letter-kerning="true" style:font-size-asian="12pt" style:font-style-asian="normal" style:font-weight-asian="normal" style:font-size-complex="12pt" style:font-weight-complex="normal" style:text-emphasize="none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officeooo:rsid="002321a9" officeooo:paragraph-rsid="002321a9" style:letter-kerning="true" style:font-size-asian="12pt" style:font-style-asian="normal" style:font-weight-asian="normal" style:font-size-complex="12pt" style:font-weight-complex="normal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officeooo:rsid="001f6f10" officeooo:paragraph-rsid="001f6f10" style:letter-kerning="true" style:font-size-asian="12pt" style:font-style-asian="normal" style:font-weight-asian="normal" style:font-size-complex="12pt" style:font-weight-complex="normal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bold" officeooo:rsid="002321a9" officeooo:paragraph-rsid="002321a9" style:letter-kerning="true" style:font-size-asian="12pt" style:font-style-asian="normal" style:font-weight-asian="bold" style:font-size-complex="12pt" style:font-weight-complex="bold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bold" officeooo:rsid="00261afa" officeooo:paragraph-rsid="00261afa" style:letter-kerning="true" style:font-size-asian="12pt" style:font-style-asian="normal" style:font-weight-asian="bold" style:font-size-complex="12pt" style:font-weight-complex="bold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bold" officeooo:rsid="001f6f10" officeooo:paragraph-rsid="001f6f10" style:letter-kerning="true" style:font-size-asian="12pt" style:font-style-asian="normal" style:font-weight-asian="bold" style:font-size-complex="12pt" style:font-weight-complex="bold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bold" officeooo:rsid="001f6f10" officeooo:paragraph-rsid="001f6f10" style:letter-kerning="true" style:font-size-asian="12pt" style:font-style-asian="normal" style:font-weight-asian="bold" style:font-size-complex="12pt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Open Sans" fo:font-size="16pt" fo:letter-spacing="normal" fo:font-style="normal" fo:text-shadow="none" style:text-underline-style="none" fo:font-weight="bold" officeooo:paragraph-rsid="001f6f10" style:letter-kerning="true" style:font-size-asian="16pt" style:font-style-asian="normal" style:font-weight-asian="bold" style:text-emphasize="none"/>
    </style:style>
    <style:style style:name="P12" style:family="paragraph" style:parent-style-name="Standard">
      <style:text-properties style:use-window-font-color="true" style:font-name="Open Sans" fo:font-size="12pt" fo:font-weight="normal" officeooo:rsid="0025e1ab" officeooo:paragraph-rsid="0025e1ab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Open Sans" fo:font-size="12pt" fo:font-weight="normal" officeooo:rsid="00261afa" officeooo:paragraph-rsid="00261af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style:font-name="Open Sans" fo:font-size="12pt" fo:font-weight="normal" officeooo:rsid="002cac89" officeooo:paragraph-rsid="002cac8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Open Sans" fo:font-size="12pt" fo:font-weight="normal" officeooo:rsid="00273d27" officeooo:paragraph-rsid="00273d27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style:font-name="Open Sans" fo:font-size="12pt" fo:font-weight="normal" officeooo:rsid="0025d1f6" officeooo:paragraph-rsid="0025d1f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style:font-name="Open Sans" fo:font-size="12pt" fo:font-weight="normal" officeooo:rsid="002321a9" officeooo:paragraph-rsid="002321a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style:font-name="Open Sans" fo:font-size="12pt" fo:font-weight="normal" officeooo:rsid="0024f0e9" officeooo:paragraph-rsid="0024f0e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style:font-name="Open Sans" fo:font-size="12pt" fo:font-weight="normal" officeooo:rsid="001f6f10" officeooo:paragraph-rsid="001f6f1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style:font-name="Open Sans" fo:font-size="12pt" fo:font-weight="normal" officeooo:rsid="002cac89" officeooo:paragraph-rsid="002cac89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style:font-name="Open Sans" fo:font-size="12pt" fo:font-weight="normal" officeooo:rsid="002b1f07" officeooo:paragraph-rsid="002b1f07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style:font-name="Open Sans" fo:font-size="12pt" fo:font-weight="normal" officeooo:rsid="0029644a" officeooo:paragraph-rsid="0029644a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style:font-name="Open Sans" fo:font-size="12pt" fo:font-weight="normal" officeooo:rsid="0019d043" officeooo:paragraph-rsid="0019d043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style:font-name="Open Sans" fo:font-size="12pt" fo:font-weight="normal" officeooo:rsid="0028a000" officeooo:paragraph-rsid="0028a000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use-window-font-color="true" style:font-name="Open Sans" fo:font-size="12pt" fo:font-weight="normal" officeooo:rsid="001d1b4f" officeooo:paragraph-rsid="001d1b4f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style:font-name="Open Sans" fo:font-size="12pt" fo:font-weight="normal" officeooo:rsid="001f6f10" officeooo:paragraph-rsid="001f6f10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use-window-font-color="true" style:font-name="Open Sans" fo:font-size="12pt" fo:font-weight="normal" officeooo:rsid="001dda50" officeooo:paragraph-rsid="001dda50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use-window-font-color="true" style:font-name="Open Sans" fo:font-size="12pt" fo:font-weight="normal" officeooo:rsid="001b468e" officeooo:paragraph-rsid="001b468e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style:font-name="Open Sans" fo:font-size="12pt" fo:font-weight="normal" officeooo:rsid="0018ec14" officeooo:paragraph-rsid="0018ec14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use-window-font-color="true" style:font-name="Open Sans" fo:font-size="12pt" fo:font-weight="normal" officeooo:rsid="001542a7" officeooo:paragraph-rsid="001542a7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use-window-font-color="true" style:font-name="Open Sans" fo:font-size="12pt" fo:font-weight="normal" officeooo:rsid="00172015" officeooo:paragraph-rsid="00172015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use-window-font-color="true" style:font-name="Open Sans" fo:font-size="12pt" fo:font-weight="bold" officeooo:rsid="00261afa" officeooo:paragraph-rsid="00261afa" style:font-size-asian="12pt" style:font-weight-asian="bold" style:font-size-complex="12pt" style:font-weight-complex="bold"/>
    </style:style>
    <style:style style:name="P34" style:family="paragraph" style:parent-style-name="Standard">
      <style:text-properties style:use-window-font-color="true" style:font-name="Open Sans" fo:font-size="12pt" fo:font-weight="bold" officeooo:rsid="00273d27" officeooo:paragraph-rsid="00273d27" style:font-size-asian="12pt" style:font-weight-asian="bold" style:font-size-complex="12pt" style:font-weight-complex="bold"/>
    </style:style>
    <style:style style:name="P35" style:family="paragraph" style:parent-style-name="Standard">
      <style:text-properties style:use-window-font-color="true" style:font-name="Open Sans" fo:font-size="12pt" fo:font-weight="bold" officeooo:rsid="0025e1ab" officeooo:paragraph-rsid="0025e1ab" style:font-size-asian="12pt" style:font-weight-asian="bold" style:font-size-complex="12pt" style:font-weight-complex="bold"/>
    </style:style>
    <style:style style:name="P36" style:family="paragraph" style:parent-style-name="Standard">
      <style:text-properties style:use-window-font-color="true" style:font-name="Open Sans" fo:font-size="12pt" fo:font-weight="bold" officeooo:rsid="0025d1f6" officeooo:paragraph-rsid="0025d1f6" style:font-size-asian="12pt" style:font-weight-asian="bold" style:font-size-complex="12pt" style:font-weight-complex="bold"/>
    </style:style>
    <style:style style:name="P37" style:family="paragraph" style:parent-style-name="Standard">
      <style:text-properties style:use-window-font-color="true" style:font-name="Open Sans" fo:font-size="12pt" fo:font-weight="bold" officeooo:rsid="002321a9" officeooo:paragraph-rsid="002321a9" style:font-size-asian="12pt" style:font-weight-asian="bold" style:font-size-complex="12pt" style:font-weight-complex="bold"/>
    </style:style>
    <style:style style:name="P38" style:family="paragraph" style:parent-style-name="Standard">
      <style:text-properties style:use-window-font-color="true" style:font-name="Open Sans" fo:font-size="12pt" fo:font-weight="bold" officeooo:rsid="002cac89" officeooo:paragraph-rsid="002cac89" style:font-size-asian="10.5pt" style:font-weight-asian="bold" style:font-size-complex="12pt" style:font-weight-complex="bold"/>
    </style:style>
    <style:style style:name="P39" style:family="paragraph" style:parent-style-name="Standard">
      <style:text-properties style:use-window-font-color="true" style:font-name="Open Sans" fo:font-size="12pt" fo:font-weight="bold" officeooo:rsid="002b1f07" officeooo:paragraph-rsid="002b1f07" style:font-size-asian="10.5pt" style:font-weight-asian="bold" style:font-size-complex="12pt" style:font-weight-complex="bold"/>
    </style:style>
    <style:style style:name="P40" style:family="paragraph" style:parent-style-name="Standard">
      <style:text-properties style:use-window-font-color="true" style:font-name="Open Sans" fo:font-size="12pt" fo:font-weight="bold" officeooo:rsid="0029644a" officeooo:paragraph-rsid="0029644a" style:font-size-asian="10.5pt" style:font-weight-asian="bold" style:font-size-complex="12pt" style:font-weight-complex="bold"/>
    </style:style>
    <style:style style:name="P41" style:family="paragraph" style:parent-style-name="Standard">
      <style:text-properties style:use-window-font-color="true" style:font-name="Open Sans" fo:font-size="12pt" fo:font-weight="bold" officeooo:rsid="0028a000" officeooo:paragraph-rsid="0028a000" style:font-size-asian="10.5pt" style:font-weight-asian="bold" style:font-size-complex="12pt" style:font-weight-complex="bold"/>
    </style:style>
    <style:style style:name="P42" style:family="paragraph" style:parent-style-name="Standard">
      <style:text-properties style:use-window-font-color="true" style:font-name="Open Sans" fo:font-size="12pt" fo:font-weight="bold" officeooo:rsid="001f6f10" officeooo:paragraph-rsid="001f6f10" style:font-size-asian="10.5pt" style:font-weight-asian="bold" style:font-size-complex="12pt" style:font-weight-complex="bold"/>
    </style:style>
    <style:style style:name="P43" style:family="paragraph" style:parent-style-name="Standard">
      <style:text-properties style:use-window-font-color="true" style:font-name="Open Sans" fo:font-size="12pt" fo:font-weight="bold" officeooo:rsid="001dda50" officeooo:paragraph-rsid="001dda50" style:font-size-asian="10.5pt" style:font-weight-asian="bold" style:font-size-complex="12pt" style:font-weight-complex="bold"/>
    </style:style>
    <style:style style:name="P44" style:family="paragraph" style:parent-style-name="Standard">
      <style:text-properties style:use-window-font-color="true" style:font-name="Open Sans" fo:font-size="12pt" fo:font-weight="bold" officeooo:rsid="001d1b4f" officeooo:paragraph-rsid="001d1b4f" style:font-size-asian="10.5pt" style:font-weight-asian="bold" style:font-size-complex="12pt" style:font-weight-complex="bold"/>
    </style:style>
    <style:style style:name="P45" style:family="paragraph" style:parent-style-name="Standard">
      <style:text-properties style:use-window-font-color="true" style:font-name="Open Sans" fo:font-size="12pt" fo:font-weight="bold" officeooo:rsid="001b468e" officeooo:paragraph-rsid="001b468e" style:font-size-asian="10.5pt" style:font-weight-asian="bold" style:font-size-complex="12pt" style:font-weight-complex="bold"/>
    </style:style>
    <style:style style:name="P46" style:family="paragraph" style:parent-style-name="Standard">
      <style:text-properties style:use-window-font-color="true" style:font-name="Open Sans" fo:font-size="12pt" fo:font-weight="bold" officeooo:rsid="0019d043" officeooo:paragraph-rsid="0019d043" style:font-size-asian="10.5pt" style:font-weight-asian="bold" style:font-size-complex="12pt" style:font-weight-complex="bold"/>
    </style:style>
    <style:style style:name="P47" style:family="paragraph" style:parent-style-name="Standard">
      <style:text-properties style:use-window-font-color="true" style:font-name="Open Sans" fo:font-size="12pt" fo:font-weight="bold" officeooo:rsid="0018ec14" officeooo:paragraph-rsid="0018ec14" style:font-size-asian="10.5pt" style:font-weight-asian="bold" style:font-size-complex="12pt" style:font-weight-complex="bold"/>
    </style:style>
    <style:style style:name="P48" style:family="paragraph" style:parent-style-name="Standard">
      <style:text-properties style:use-window-font-color="true" style:font-name="Open Sans" fo:font-size="12pt" fo:font-weight="bold" officeooo:rsid="00172015" officeooo:paragraph-rsid="00172015" style:font-size-asian="10.5pt" style:font-weight-asian="bold" style:font-size-complex="12pt" style:font-weight-complex="bold"/>
    </style:style>
    <style:style style:name="P49" style:family="paragraph" style:parent-style-name="Standard">
      <style:text-properties style:use-window-font-color="true" style:font-name="Open Sans" fo:font-size="12pt" fo:font-weight="bold" officeooo:rsid="001542a7" officeooo:paragraph-rsid="001542a7" style:font-size-asian="10.5pt" style:font-weight-asian="bold" style:font-size-complex="12pt" style:font-weight-complex="bold"/>
    </style:style>
    <style:style style:name="P50" style:family="paragraph" style:parent-style-name="Standard">
      <style:text-properties style:use-window-font-color="true" style:text-line-through-style="solid" style:text-line-through-type="single" style:font-name="Open Sans" fo:font-size="12pt" fo:font-weight="normal" officeooo:rsid="00261afa" officeooo:paragraph-rsid="00261afa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style:text-line-through-style="solid" style:text-line-through-type="single" style:font-name="Open Sans" fo:font-size="12pt" fo:font-weight="normal" officeooo:rsid="00273d27" officeooo:paragraph-rsid="00273d27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style:text-line-through-style="none" style:text-line-through-type="none" style:font-name="Open Sans" fo:font-size="12pt" fo:font-weight="normal" officeooo:rsid="00261afa" officeooo:paragraph-rsid="00261afa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text-line-through-style="none" style:text-line-through-type="none" style:font-name="Open Sans" fo:font-size="12pt" fo:font-weight="normal" officeooo:rsid="0026fb49" officeooo:paragraph-rsid="0026fb49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style:text-line-through-style="none" style:text-line-through-type="none" style:font-name="Open Sans" fo:font-size="12pt" fo:font-weight="normal" officeooo:rsid="0028213d" officeooo:paragraph-rsid="0028213d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style:text-line-through-style="none" style:text-line-through-type="none" style:font-name="Open Sans" fo:font-size="12pt" fo:font-weight="normal" officeooo:rsid="0028a000" officeooo:paragraph-rsid="0028a000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text-line-through-style="none" style:text-line-through-type="none" style:font-name="Open Sans" fo:font-size="12pt" fo:font-weight="normal" officeooo:rsid="0028a000" officeooo:paragraph-rsid="0028213d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text-line-through-style="none" style:text-line-through-type="none" style:font-name="Open Sans" fo:font-size="12pt" fo:font-weight="normal" officeooo:rsid="00273d27" officeooo:paragraph-rsid="00273d27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style:text-line-through-style="none" style:text-line-through-type="none" style:font-name="Open Sans" fo:font-size="12pt" fo:font-weight="bold" officeooo:rsid="0026fb49" officeooo:paragraph-rsid="0026fb49" style:font-size-asian="12pt" style:font-weight-asian="bold" style:font-size-complex="12pt" style:font-weight-complex="bold"/>
    </style:style>
    <style:style style:name="P59" style:family="paragraph" style:parent-style-name="Standard">
      <style:text-properties style:use-window-font-color="true" style:text-line-through-style="none" style:text-line-through-type="none" style:font-name="Open Sans" fo:font-size="12pt" fo:font-weight="bold" officeooo:rsid="0028a000" officeooo:paragraph-rsid="0028a000" style:font-size-asian="12pt" style:font-weight-asian="bold" style:font-size-complex="12pt" style:font-weight-complex="bold"/>
    </style:style>
    <style:style style:name="P60" style:family="paragraph" style:parent-style-name="Standard">
      <style:text-properties style:use-window-font-color="true" style:text-line-through-style="none" style:text-line-through-type="none" style:font-name="Open Sans" fo:font-size="12pt" fo:font-weight="bold" officeooo:rsid="0028213d" officeooo:paragraph-rsid="0028213d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Open Sans" fo:font-weight="normal" officeooo:rsid="0032ac8d" officeooo:paragraph-rsid="0032ac8d" style:font-weight-asian="normal" style:font-weight-complex="normal"/>
    </style:style>
    <style:style style:name="P62" style:family="paragraph" style:parent-style-name="Standard">
      <style:text-properties style:font-name="Open Sans" fo:font-weight="normal" officeooo:rsid="00330698" officeooo:paragraph-rsid="00330698" style:font-weight-asian="normal" style:font-weight-complex="normal"/>
    </style:style>
    <style:style style:name="P63" style:family="paragraph" style:parent-style-name="Standard">
      <style:text-properties style:font-name="Open Sans" fo:font-weight="normal" officeooo:rsid="0034b493" officeooo:paragraph-rsid="0034b493" style:font-weight-asian="normal" style:font-weight-complex="normal"/>
    </style:style>
    <style:style style:name="P64" style:family="paragraph" style:parent-style-name="Standard">
      <style:text-properties style:font-name="Open Sans" fo:font-weight="normal" officeooo:rsid="00360425" officeooo:paragraph-rsid="00360425" style:font-weight-asian="normal" style:font-weight-complex="normal"/>
    </style:style>
    <style:style style:name="P65" style:family="paragraph" style:parent-style-name="Standard">
      <style:text-properties style:font-name="Open Sans" fo:font-weight="normal" officeooo:rsid="0037cbe4" officeooo:paragraph-rsid="0037cbe4" style:font-weight-asian="normal" style:font-weight-complex="normal"/>
    </style:style>
    <style:style style:name="P66" style:family="paragraph" style:parent-style-name="Standard">
      <style:text-properties style:font-name="Open Sans" fo:font-weight="normal" officeooo:rsid="00389c35" officeooo:paragraph-rsid="00389c35" style:font-weight-asian="normal" style:font-weight-complex="normal"/>
    </style:style>
    <style:style style:name="P67" style:family="paragraph" style:parent-style-name="Standard">
      <style:text-properties style:font-name="Open Sans" fo:font-weight="normal" officeooo:rsid="00393ec3" officeooo:paragraph-rsid="00393ec3" style:font-weight-asian="normal" style:font-weight-complex="normal"/>
    </style:style>
    <style:style style:name="P68" style:family="paragraph" style:parent-style-name="Standard">
      <style:text-properties style:font-name="Open Sans" fo:font-weight="normal" officeooo:rsid="0039c1be" officeooo:paragraph-rsid="0039c1be" style:font-weight-asian="normal" style:font-weight-complex="normal"/>
    </style:style>
    <style:style style:name="P69" style:family="paragraph" style:parent-style-name="Standard">
      <style:text-properties style:font-name="Open Sans" fo:font-weight="normal" officeooo:rsid="003b94b0" officeooo:paragraph-rsid="003b94b0" style:font-weight-asian="normal" style:font-weight-complex="normal"/>
    </style:style>
    <style:style style:name="P70" style:family="paragraph" style:parent-style-name="Standard">
      <style:text-properties style:font-name="Open Sans" fo:font-weight="normal" officeooo:rsid="003e2acb" officeooo:paragraph-rsid="003e2acb" style:font-weight-asian="normal" style:font-weight-complex="normal"/>
    </style:style>
    <style:style style:name="P71" style:family="paragraph" style:parent-style-name="Standard">
      <style:text-properties style:font-name="Open Sans" fo:font-weight="normal" officeooo:rsid="003fead6" officeooo:paragraph-rsid="003fead6" style:font-weight-asian="normal" style:font-weight-complex="normal"/>
    </style:style>
    <style:style style:name="P72" style:family="paragraph" style:parent-style-name="Standard">
      <style:text-properties style:font-name="Open Sans" fo:font-weight="normal" officeooo:rsid="0041d15c" officeooo:paragraph-rsid="0041d15c" style:font-weight-asian="normal" style:font-weight-complex="normal"/>
    </style:style>
    <style:style style:name="P73" style:family="paragraph" style:parent-style-name="Standard">
      <style:text-properties style:font-name="Open Sans" fo:font-weight="normal" officeooo:rsid="00435501" officeooo:paragraph-rsid="00435501" style:font-weight-asian="normal" style:font-weight-complex="normal"/>
    </style:style>
    <style:style style:name="P74" style:family="paragraph" style:parent-style-name="Standard">
      <style:text-properties style:font-name="Open Sans" fo:font-weight="normal" officeooo:rsid="00441d97" officeooo:paragraph-rsid="00441d97" style:font-weight-asian="normal" style:font-weight-complex="normal"/>
    </style:style>
    <style:style style:name="P75" style:family="paragraph" style:parent-style-name="Standard">
      <style:text-properties style:font-name="Open Sans" fo:font-weight="normal" officeooo:rsid="0030b799" officeooo:paragraph-rsid="0030b799" style:font-weight-asian="normal" style:font-weight-complex="normal"/>
    </style:style>
    <style:style style:name="P76" style:family="paragraph" style:parent-style-name="Standard">
      <style:text-properties style:font-name="Open Sans" fo:font-weight="normal" officeooo:rsid="002fb1b7" officeooo:paragraph-rsid="002fb1b7" style:font-weight-asian="normal" style:font-weight-complex="normal"/>
    </style:style>
    <style:style style:name="P77" style:family="paragraph" style:parent-style-name="Standard">
      <style:text-properties style:font-name="Open Sans" fo:font-weight="normal" officeooo:rsid="002e873d" officeooo:paragraph-rsid="002e873d" style:font-weight-asian="normal" style:font-weight-complex="normal"/>
    </style:style>
    <style:style style:name="P78" style:family="paragraph" style:parent-style-name="Standard">
      <style:text-properties style:font-name="Open Sans" fo:font-weight="normal" officeooo:rsid="002d1128" officeooo:paragraph-rsid="002d1128" style:font-weight-asian="normal" style:font-weight-complex="normal"/>
    </style:style>
    <style:style style:name="P79" style:family="paragraph" style:parent-style-name="Standard">
      <style:text-properties style:font-name="Open Sans" fo:font-weight="normal" officeooo:rsid="002cac89" officeooo:paragraph-rsid="002cac89" style:font-weight-asian="normal" style:font-weight-complex="normal"/>
    </style:style>
    <style:style style:name="P80" style:family="paragraph" style:parent-style-name="Standard">
      <style:text-properties style:font-name="Open Sans" fo:font-weight="normal" officeooo:rsid="00152fa0" officeooo:paragraph-rsid="00152fa0" style:font-weight-asian="normal" style:font-weight-complex="normal"/>
    </style:style>
    <style:style style:name="P81" style:family="paragraph" style:parent-style-name="Standard">
      <style:text-properties style:font-name="Open Sans" fo:font-weight="normal" officeooo:rsid="0044fff2" officeooo:paragraph-rsid="0044fff2" style:font-weight-asian="normal" style:font-weight-complex="normal"/>
    </style:style>
    <style:style style:name="P82" style:family="paragraph" style:parent-style-name="Standard">
      <style:text-properties style:font-name="Open Sans" fo:font-weight="normal" officeooo:rsid="0044fff2" officeooo:paragraph-rsid="00441d97" style:font-weight-asian="normal" style:font-weight-complex="normal"/>
    </style:style>
    <style:style style:name="P83" style:family="paragraph" style:parent-style-name="Standard">
      <style:text-properties style:font-name="Open Sans" fo:font-weight="normal" officeooo:rsid="0045ff6b" officeooo:paragraph-rsid="0045ff6b" style:font-weight-asian="normal" style:font-weight-complex="normal"/>
    </style:style>
    <style:style style:name="P84" style:family="paragraph" style:parent-style-name="Standard">
      <style:text-properties style:font-name="Open Sans" fo:font-weight="bold" officeooo:rsid="00330698" officeooo:paragraph-rsid="00330698" style:font-weight-asian="bold" style:font-weight-complex="bold"/>
    </style:style>
    <style:style style:name="P85" style:family="paragraph" style:parent-style-name="Standard">
      <style:text-properties style:font-name="Open Sans" fo:font-weight="bold" officeooo:rsid="0034b493" officeooo:paragraph-rsid="0034b493" style:font-weight-asian="bold" style:font-weight-complex="bold"/>
    </style:style>
    <style:style style:name="P86" style:family="paragraph" style:parent-style-name="Standard">
      <style:text-properties style:font-name="Open Sans" fo:font-weight="bold" officeooo:rsid="00360425" officeooo:paragraph-rsid="00360425" style:font-weight-asian="bold" style:font-weight-complex="bold"/>
    </style:style>
    <style:style style:name="P87" style:family="paragraph" style:parent-style-name="Standard">
      <style:text-properties style:font-name="Open Sans" fo:font-weight="bold" officeooo:rsid="0037cbe4" officeooo:paragraph-rsid="0037cbe4" style:font-weight-asian="bold" style:font-weight-complex="bold"/>
    </style:style>
    <style:style style:name="P88" style:family="paragraph" style:parent-style-name="Standard">
      <style:text-properties style:font-name="Open Sans" fo:font-weight="bold" officeooo:rsid="0039c1be" officeooo:paragraph-rsid="0039c1be" style:font-weight-asian="bold" style:font-weight-complex="bold"/>
    </style:style>
    <style:style style:name="P89" style:family="paragraph" style:parent-style-name="Standard">
      <style:text-properties style:font-name="Open Sans" fo:font-weight="bold" officeooo:rsid="003e2acb" officeooo:paragraph-rsid="003e2acb" style:font-weight-asian="bold" style:font-weight-complex="bold"/>
    </style:style>
    <style:style style:name="P90" style:family="paragraph" style:parent-style-name="Standard">
      <style:text-properties style:font-name="Open Sans" fo:font-weight="bold" officeooo:rsid="003e2acb" officeooo:paragraph-rsid="003b94b0" style:font-weight-asian="bold" style:font-weight-complex="bold"/>
    </style:style>
    <style:style style:name="P91" style:family="paragraph" style:parent-style-name="Standard">
      <style:text-properties style:font-name="Open Sans" fo:font-weight="bold" officeooo:rsid="003fead6" officeooo:paragraph-rsid="003fead6" style:font-weight-asian="bold" style:font-weight-complex="bold"/>
    </style:style>
    <style:style style:name="P92" style:family="paragraph" style:parent-style-name="Standard">
      <style:text-properties style:font-name="Open Sans" fo:font-weight="bold" officeooo:rsid="00441d97" officeooo:paragraph-rsid="00441d97" style:font-weight-asian="bold" style:font-weight-complex="bold"/>
    </style:style>
    <style:style style:name="P93" style:family="paragraph" style:parent-style-name="Standard">
      <style:text-properties style:font-name="Open Sans" fo:font-weight="bold" officeooo:rsid="002fb1b7" officeooo:paragraph-rsid="002fb1b7" style:font-weight-asian="bold" style:font-weight-complex="bold"/>
    </style:style>
    <style:style style:name="P94" style:family="paragraph" style:parent-style-name="Standard">
      <style:text-properties style:font-name="Open Sans" fo:font-weight="bold" officeooo:rsid="002e873d" officeooo:paragraph-rsid="002e873d" style:font-weight-asian="bold" style:font-weight-complex="bold"/>
    </style:style>
    <style:style style:name="P95" style:family="paragraph" style:parent-style-name="Standard">
      <style:text-properties style:font-name="Open Sans" fo:font-weight="bold" officeooo:rsid="002d1128" officeooo:paragraph-rsid="002d1128" style:font-weight-asian="bold" style:font-weight-complex="bold"/>
    </style:style>
    <style:style style:name="P96" style:family="paragraph" style:parent-style-name="Standard">
      <style:text-properties style:font-name="Open Sans" fo:font-weight="bold" officeooo:rsid="002cac89" officeooo:paragraph-rsid="002cac89" style:font-weight-asian="bold" style:font-weight-complex="bold"/>
    </style:style>
    <style:style style:name="P97" style:family="paragraph" style:parent-style-name="Standard">
      <style:text-properties style:font-name="Open Sans" fo:font-weight="bold" officeooo:rsid="00152fa0" officeooo:paragraph-rsid="00152fa0" style:font-weight-asian="bold" style:font-weight-complex="bold"/>
    </style:style>
    <style:style style:name="P98" style:family="paragraph" style:parent-style-name="Standard">
      <style:text-properties style:font-name="Open Sans" fo:font-weight="bold" officeooo:rsid="0044fff2" officeooo:paragraph-rsid="00441d97" style:font-weight-asian="bold" style:font-weight-complex="bold"/>
    </style:style>
    <style:style style:name="P99" style:family="paragraph" style:parent-style-name="Standard">
      <style:text-properties style:font-name="Open Sans" fo:font-size="12pt" officeooo:paragraph-rsid="0025e1ab" style:font-size-asian="12pt" style:font-size-complex="12pt"/>
    </style:style>
    <style:style style:name="P100" style:family="paragraph" style:parent-style-name="Standard">
      <style:text-properties style:font-name="Open Sans" fo:font-size="12pt" fo:font-weight="normal" officeooo:rsid="001f6f10" officeooo:paragraph-rsid="001f6f10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Open Sans" fo:font-size="12pt" fo:font-weight="normal" officeooo:rsid="00441d97" officeooo:paragraph-rsid="00441d97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Open Sans" fo:font-size="12pt" fo:font-weight="normal" officeooo:rsid="0045ff6b" officeooo:paragraph-rsid="0045ff6b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Open Sans" fo:font-size="12pt" fo:font-weight="normal" officeooo:rsid="0047ee5e" officeooo:paragraph-rsid="0047ee5e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Open Sans" fo:font-size="12pt" fo:font-weight="normal" officeooo:rsid="004883d4" officeooo:paragraph-rsid="004883d4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Open Sans" fo:font-size="12pt" fo:font-weight="bold" officeooo:rsid="0047ee5e" officeooo:paragraph-rsid="0047ee5e" style:font-size-asian="12pt" style:font-weight-asian="bold" style:font-size-complex="12pt" style:font-weight-complex="bold"/>
    </style:style>
    <style:style style:name="P107" style:family="paragraph" style:parent-style-name="Standard">
      <style:text-properties style:font-name="Open Sans" fo:font-size="12pt" fo:font-weight="bold" officeooo:rsid="004883d4" officeooo:paragraph-rsid="004883d4" style:font-size-asian="12pt" style:font-weight-asian="bold" style:font-size-complex="12pt" style:font-weight-complex="bold"/>
    </style:style>
    <style:style style:name="P108" style:family="paragraph" style:parent-style-name="Standard">
      <style:text-properties style:font-name="Open Sans" officeooo:paragraph-rsid="001f6f10"/>
    </style:style>
    <style:style style:name="P109" style:family="paragraph" style:parent-style-name="Standard">
      <style:text-properties style:font-name="Open Sans" fo:font-size="18pt" fo:font-weight="normal" officeooo:rsid="00152fa0" officeooo:paragraph-rsid="00152fa0" style:font-size-asian="18pt" style:font-weight-asian="normal" style:font-size-complex="18pt" style:font-weight-complex="normal"/>
    </style:style>
    <style:style style:name="P110" style:family="paragraph" style:parent-style-name="Standard">
      <style:text-properties style:font-name="Open Sans" fo:font-size="12pt" fo:font-weight="normal" officeooo:rsid="004883d4" officeooo:paragraph-rsid="004883d4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ce181e"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66b3"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72bf44"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f79448"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999999" style:font-name="Open Sans" fo:font-size="12pt" fo:font-weight="normal" officeooo:rsid="00152fa0" officeooo:paragraph-rsid="00152fa0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color="#999999" style:font-name="Open Sans" fo:font-size="12pt" fo:font-weight="normal" officeooo:rsid="00152fa0" officeooo:paragraph-rsid="00152fa0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999999" style:font-name="Open Sans" fo:font-size="18pt" fo:font-weight="normal" officeooo:rsid="00152fa0" officeooo:paragraph-rsid="00152fa0" style:font-size-asian="18pt" style:font-weight-asian="normal" style:font-size-complex="18pt" style:font-weight-complex="normal"/>
    </style:style>
    <style:style style:name="P118" style:family="paragraph" style:parent-style-name="Standard">
      <style:text-properties style:text-line-through-style="none" style:text-line-through-type="none" style:font-name="Open Sans" fo:font-size="12pt" fo:font-weight="normal" officeooo:rsid="00273d27" officeooo:paragraph-rsid="00273d27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text-line-through-style="none" style:text-line-through-type="none" style:font-name="Open Sans" fo:font-size="12pt" fo:font-weight="normal" officeooo:rsid="0026fb49" officeooo:paragraph-rsid="0026fb49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text-line-through-style="none" style:text-line-through-type="none" style:font-name="Open Sans" fo:font-size="12pt" fo:font-weight="bold" officeooo:rsid="00273d27" officeooo:paragraph-rsid="00273d27" style:font-size-asian="12pt" style:font-weight-asian="bold" style:font-size-complex="12pt" style:font-weight-complex="bold"/>
    </style:style>
    <style:style style:name="P121" style:family="paragraph" style:parent-style-name="Standard">
      <style:text-properties style:text-line-through-style="none" style:text-line-through-type="none" style:font-name="Open Sans" fo:font-size="12pt" fo:font-weight="bold" officeooo:rsid="0026fb49" officeooo:paragraph-rsid="0026fb49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12pt" officeooo:rsid="004883d4" officeooo:paragraph-rsid="004883d4" style:font-size-asian="12pt" style:font-size-complex="12pt"/>
    </style:style>
    <style:style style:name="P123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Open Sans" fo:font-size="12pt" fo:font-weight="bold" officeooo:rsid="004891fc" officeooo:paragraph-rsid="004891fc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Open Sans" fo:font-size="12pt" fo:font-weight="normal" officeooo:rsid="004891fc" officeooo:paragraph-rsid="004891fc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Open Sans" fo:font-size="11pt" fo:font-weight="normal" officeooo:rsid="004891fc" officeooo:paragraph-rsid="004891fc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break-before="page"/>
      <style:text-properties style:font-name="Open Sans" fo:font-size="12pt" fo:font-weight="normal" officeooo:rsid="004883d4" officeooo:paragraph-rsid="004883d4" style:font-size-asian="12pt" style:font-weight-asian="normal" style:font-size-complex="12pt" style:font-weight-complex="normal"/>
    </style:style>
    <style:style style:name="P127" style:family="paragraph" style:parent-style-name="Predefinito">
      <style:paragraph-properties fo:margin-left="0.953cm" fo:margin-right="0cm" fo:margin-top="0.212cm" fo:margin-bottom="0cm" loext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P128" style:family="paragraph" style:parent-style-name="Predefinito">
      <style:paragraph-properties fo:margin-left="0.953cm" fo:margin-right="0cm" fo:margin-top="0.212cm" fo:margin-bottom="0cm" loext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P129" style:family="paragraph" style:parent-style-name="Predefinito">
      <style:paragraph-properties fo:margin-left="0.953cm" fo:margin-right="0cm" fo:margin-top="0.212cm" fo:margin-bottom="0cm" loext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0070c0" style:text-outline="false" style:text-line-through-style="none" style:text-line-through-type="none" style:font-name="Ope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P130" style:family="paragraph" style:parent-style-name="Predefinito">
      <style:paragraph-properties fo:margin-left="0.953cm" fo:margin-right="0cm" fo:margin-top="0.212cm" fo:margin-bottom="0cm" loext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31" style:family="paragraph" style:parent-style-name="Predefinito">
      <style:text-properties style:font-name="Open Sans" fo:font-size="12pt" fo:font-weight="normal" officeooo:rsid="00441d97" officeooo:paragraph-rsid="00441d97" style:font-size-asian="12pt" style:font-weight-asian="normal" style:font-size-complex="12pt" style:font-weight-complex="normal"/>
    </style:style>
    <style:style style:name="P132" style:family="paragraph" style:parent-style-name="Predefinito">
      <style:text-properties style:font-name="Open Sans" fo:font-size="12pt" fo:font-weight="normal" officeooo:rsid="001f6f10" officeooo:paragraph-rsid="001f6f10" style:font-size-asian="12pt" style:font-weight-asian="normal" style:font-size-complex="12pt" style:font-weight-complex="normal"/>
    </style:style>
    <style:style style:name="P133" style:family="paragraph" style:parent-style-name="Predefinito">
      <style:text-properties style:font-name="Open Sans" fo:font-size="12pt" fo:font-weight="normal" officeooo:rsid="0045ff6b" officeooo:paragraph-rsid="0045ff6b" style:font-size-asian="12pt" style:font-weight-asian="normal" style:font-size-complex="12pt" style:font-weight-complex="normal"/>
    </style:style>
    <style:style style:name="P134" style:family="paragraph" style:parent-style-name="Predefinito">
      <style:text-properties style:font-name="Open Sans" fo:font-size="12pt" fo:font-weight="normal" officeooo:rsid="0047ee5e" officeooo:paragraph-rsid="0047ee5e" style:font-size-asian="12pt" style:font-weight-asian="normal" style:font-size-complex="12pt" style:font-weight-complex="normal"/>
    </style:style>
    <style:style style:name="P135" style:family="paragraph" style:parent-style-name="Predefinito">
      <style:text-properties style:font-name="Open Sans" fo:font-size="12pt" fo:font-weight="normal" officeooo:rsid="004883d4" officeooo:paragraph-rsid="004883d4" style:font-size-asian="12pt" style:font-weight-asian="normal" style:font-size-complex="12pt" style:font-weight-complex="normal"/>
    </style:style>
    <style:style style:name="P136" style:family="paragraph" style:parent-style-name="Predefinito">
      <style:text-properties style:font-name="Open Sans" fo:font-size="12pt" fo:font-weight="bold" officeooo:rsid="004883d4" officeooo:paragraph-rsid="004883d4" style:font-size-asian="12pt" style:font-weight-asian="bold" style:font-size-complex="12pt" style:font-weight-complex="bold"/>
    </style:style>
    <style:style style:name="P137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12pt" style:font-size-asian="12pt" style:font-size-complex="12pt"/>
    </style:style>
    <style:style style:name="P138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12pt" officeooo:rsid="0045ff6b" style:font-size-asian="12pt" style:font-size-complex="12pt"/>
    </style:style>
    <style:style style:name="P139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font-size="12pt" officeooo:rsid="004883d4" officeooo:paragraph-rsid="004883d4" style:font-size-asian="12pt" style:font-size-complex="12pt"/>
    </style:style>
    <style:style style:name="P140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Open Sans" fo:font-size="11pt" fo:font-weight="normal" officeooo:rsid="004891fc" officeooo:paragraph-rsid="004891fc" style:font-size-asian="11pt" style:font-weight-asian="normal" style:font-size-complex="11pt" style:font-weight-complex="normal"/>
    </style:style>
    <style:style style:name="P141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use-window-font-color="true" style:font-name="Open Sans" fo:font-size="12pt" fo:font-weight="bold" officeooo:rsid="0045ff6b" officeooo:paragraph-rsid="0045ff6b" style:font-size-asian="12pt" style:font-weight-asian="bold" style:font-size-complex="12pt" style:font-weight-complex="bold"/>
    </style:style>
    <style:style style:name="P142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use-window-font-color="true" style:font-name="Open Sans" fo:font-size="12pt" fo:font-weight="normal" officeooo:rsid="0045ff6b" officeooo:paragraph-rsid="0045ff6b" style:font-size-asian="12pt" style:font-weight-asian="normal" style:font-size-complex="12pt" style:font-weight-complex="normal"/>
    </style:style>
    <style:style style:name="P143" style:family="paragraph" style:parent-style-name="Predefinit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style:text-outline="false" style:text-line-through-style="none" style:text-line-through-type="none" style:font-name="Mang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" style:family="text">
      <style:text-properties fo:color="#ce181e"/>
    </style:style>
    <style:style style:name="T2" style:family="text">
      <style:text-properties fo:color="#ce181e" fo:font-size="18pt" style:font-size-asian="18pt" style:font-size-complex="18pt"/>
    </style:style>
    <style:style style:name="T3" style:family="text">
      <style:text-properties fo:color="#0066b3"/>
    </style:style>
    <style:style style:name="T4" style:family="text">
      <style:text-properties fo:color="#0066b3" fo:font-size="18pt" style:font-size-asian="18pt" style:font-size-complex="18pt"/>
    </style:style>
    <style:style style:name="T5" style:family="text">
      <style:text-properties fo:color="#72bf44"/>
    </style:style>
    <style:style style:name="T6" style:family="text">
      <style:text-properties fo:color="#72bf44" fo:font-size="18pt" style:font-size-asian="18pt" style:font-size-complex="18pt"/>
    </style:style>
    <style:style style:name="T7" style:family="text">
      <style:text-properties fo:color="#f79448"/>
    </style:style>
    <style:style style:name="T8" style:family="text">
      <style:text-properties fo:color="#f79448" fo:font-size="18pt" style:font-size-asian="18pt" style:font-size-complex="18pt"/>
    </style:style>
    <style:style style:name="T9" style:family="text">
      <style:text-properties fo:color="#999999"/>
    </style:style>
    <style:style style:name="T10" style:family="text">
      <style:text-properties fo:color="#999999" fo:font-size="18pt" style:font-size-asian="18pt" style:font-size-complex="18pt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size="12pt" fo:font-weight="normal" officeooo:rsid="001f6f10" style:font-size-asian="10.5pt" style:font-weight-asian="normal" style:font-size-complex="12pt" style:font-weight-complex="normal"/>
    </style:style>
    <style:style style:name="T13" style:family="text">
      <style:text-properties style:use-window-font-color="true" fo:font-weight="normal" officeooo:rsid="0025e1ab" style:font-weight-asian="normal" style:font-weight-complex="normal"/>
    </style:style>
    <style:style style:name="T14" style:family="text">
      <style:text-properties officeooo:rsid="0017201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2015" style:font-weight-asian="bold" style:font-weight-complex="bold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8ec14"/>
    </style:style>
    <style:style style:name="T20" style:family="text">
      <style:text-properties officeooo:rsid="0019d043"/>
    </style:style>
    <style:style style:name="T21" style:family="text">
      <style:text-properties officeooo:rsid="001b468e"/>
    </style:style>
    <style:style style:name="T22" style:family="text">
      <style:text-properties officeooo:rsid="001dda50"/>
    </style:style>
    <style:style style:name="T23" style:family="text">
      <style:text-properties officeooo:rsid="001f6f10"/>
    </style:style>
    <style:style style:name="T24" style:family="text"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25" style:family="text">
      <style:text-properties fo:color="#000000" style:text-outline="false" style:text-line-through-style="none" style:text-line-through-type="none" fo:font-size="16pt" fo:letter-spacing="normal" fo:font-style="normal" fo:text-shadow="none" style:text-underline-style="none" fo:font-weight="bold" style:letter-kerning="true" style:font-size-asian="16pt" style:font-style-asian="normal" style:font-weight-asian="bold" style:text-emphasize="none"/>
    </style:style>
    <style:style style:name="T2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29" style:family="text">
      <style:text-properties fo:color="#000000" style:text-outline="false" style:text-line-through-style="none" style:text-line-through-type="none" fo:letter-spacing="normal" fo:font-style="normal" fo:text-shadow="none" style:text-underline-style="none" officeooo:rsid="002154ad" style:letter-kerning="true" style:font-style-asian="normal" style:text-emphasize="none"/>
    </style:style>
    <style:style style:name="T30" style:family="text">
      <style:text-properties fo:color="#00000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3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25e1ab" style:letter-kerning="true" style:font-style-asian="normal" style:font-weight-asian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Courier New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34" style:family="text">
      <style:text-properties fo:color="#000000" style:text-outline="false" style:text-line-through-style="none" style:text-line-through-type="none" style:font-name="Courier New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35" style:family="text">
      <style:text-properties fo:color="#000000" style:text-outline="false" style:text-line-through-style="none" style:text-line-through-type="none" style:font-name="Courier New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6" style:family="text">
      <style:text-properties fo:color="#000000" style:text-outline="false" style:text-line-through-style="none" style:text-line-through-type="none" style:font-name="Courier New" fo:letter-spacing="normal" fo:font-style="normal" fo:text-shadow="none" style:text-underline-style="none" style:letter-kerning="true" style:font-style-asian="normal" style:text-emphasize="none"/>
    </style:style>
    <style:style style:name="T37" style:family="text">
      <style:text-properties fo:color="#000000" style:text-outline="false" style:text-line-through-style="none" style:text-line-through-type="none" style:font-name="Mang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8" style:family="text">
      <style:text-properties fo:color="#00b050" style:text-outline="false" style:text-line-through-style="none" style:text-line-through-type="none" fo:font-size="16pt" fo:letter-spacing="normal" fo:font-style="normal" fo:text-shadow="none" style:text-underline-style="none" fo:font-weight="bold" style:letter-kerning="true" style:font-size-asian="16pt" style:font-style-asian="normal" style:font-weight-asian="bold" style:text-emphasize="none"/>
    </style:style>
    <style:style style:name="T39" style:family="text">
      <style:text-properties fo:color="#00b05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40" style:family="text">
      <style:text-properties fo:color="#00b050" style:text-outline="false" style:text-line-through-style="none" style:text-line-through-type="none" style:font-name="Courier New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41" style:family="text">
      <style:text-properties fo:color="#00b050" style:text-outline="false" style:text-line-through-style="none" style:text-line-through-type="none" style:font-name="Courier New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42" style:family="text">
      <style:text-properties fo:color="#00b050" style:text-outline="false" style:text-line-through-style="none" style:text-line-through-type="none" style:font-name="Courier New" fo:letter-spacing="normal" fo:font-style="normal" fo:text-shadow="none" style:text-underline-style="none" style:letter-kerning="true" style:font-style-asian="normal" style:text-emphasize="none"/>
    </style:style>
    <style:style style:name="T43" style:family="text">
      <style:text-properties fo:color="#0070c0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44" style:family="text">
      <style:text-properties fo:color="#0070c0" style:text-outline="false" style:text-line-through-style="none" style:text-line-through-type="none" fo:letter-spacing="normal" fo:font-style="normal" fo:text-shadow="none" style:text-underline-style="none" officeooo:rsid="002154ad" style:letter-kerning="true" style:font-style-asian="normal" style:text-emphasize="none"/>
    </style:style>
    <style:style style:name="T45" style:family="text">
      <style:text-properties fo:color="#0070c0" style:text-outline="false" style:text-line-through-style="none" style:text-line-through-type="none" style:font-name="Courier New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46" style:family="text">
      <style:text-properties fo:color="#0070c0" style:text-outline="false" style:text-line-through-style="none" style:text-line-through-type="none" style:font-name="Courier New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47" style:family="text">
      <style:text-properties fo:color="#0070c0" style:text-outline="false" style:text-line-through-style="none" style:text-line-through-type="none" style:font-name="Courier New" fo:letter-spacing="normal" fo:font-style="normal" fo:text-shadow="none" style:text-underline-style="none" style:letter-kerning="true" style:font-style-asian="normal" style:text-emphasize="none"/>
    </style:style>
    <style:style style:name="T48" style:family="text">
      <style:text-properties fo:color="#479b8f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49" style:family="text">
      <style:text-properties fo:color="#479b8f" style:text-outline="false" style:text-line-through-style="none" style:text-line-through-type="none" style:font-name="Courier New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50" style:family="text">
      <style:text-properties fo:color="#479b8f" style:text-outline="false" style:text-line-through-style="none" style:text-line-through-type="none" style:font-name="Courier New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51" style:family="text">
      <style:text-properties fo:color="#479b8f" style:text-outline="false" style:text-line-through-style="none" style:text-line-through-type="none" style:font-name="Courier New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52" style:family="text">
      <style:text-properties officeooo:rsid="0024f0e9"/>
    </style:style>
    <style:style style:name="T53" style:family="text">
      <style:text-properties officeooo:rsid="00273d27"/>
    </style:style>
    <style:style style:name="T54" style:family="text">
      <style:text-properties officeooo:rsid="0028a000"/>
    </style:style>
    <style:style style:name="T55" style:family="text">
      <style:text-properties officeooo:rsid="0029644a"/>
    </style:style>
    <style:style style:name="T56" style:family="text">
      <style:text-properties officeooo:rsid="002d1128"/>
    </style:style>
    <style:style style:name="T57" style:family="text">
      <style:text-properties officeooo:rsid="0030b799"/>
    </style:style>
    <style:style style:name="T58" style:family="text">
      <style:text-properties officeooo:rsid="0037cbe4"/>
    </style:style>
    <style:style style:name="T59" style:family="text">
      <style:text-properties officeooo:rsid="00393ec3"/>
    </style:style>
    <style:style style:name="T60" style:family="text">
      <style:text-properties officeooo:rsid="0039c1be"/>
    </style:style>
    <style:style style:name="T61" style:family="text">
      <style:text-properties officeooo:rsid="0045ff6b"/>
    </style:style>
    <style:style style:name="T62" style:family="text">
      <style:text-properties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63" style:family="text">
      <style:text-properties fo:color="#7030a0" style:text-outline="false" style:text-line-through-style="none" style:text-line-through-type="none" style:font-name="Courier New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64" style:family="text">
      <style:text-properties fo:color="#e46c0a" style:text-outline="false" style:text-line-through-style="none" style:text-line-through-type="none" style:font-name="Courier New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65" style:family="text">
      <style:text-properties fo:color="#e46c0a" style:text-outline="false" style:text-line-through-style="none" style:text-line-through-type="none" style:font-name="Courier New" fo:letter-spacing="normal" fo:font-style="normal" fo:text-shadow="none" style:text-underline-style="none" fo:font-weight="bold" style:letter-kerning="true" style:font-style-asian="normal" style:font-weight-asian="bold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3WEB – APPUNTI</text:p>
      <text:p text:style-name="P97"/>
      <text:p text:style-name="P97">MODULO 1) - FONAMNETALI DEL WEB</text:p>
      <text:p text:style-name="P97"/>
      <text:p text:style-name="P97"/>
      <text:p text:style-name="P97">INTERNET</text:p>
      <text:p text:style-name="P97"/>
      <text:p text:style-name="P80">- Internet è un sistema di reti di computer pubbliche mondiale.</text:p>
      <text:p text:style-name="P80">- Esso utilizza il protocollo TCP /IP</text:p>
      <text:p text:style-name="P80">- Rete delle reti</text:p>
      <text:p text:style-name="P80">- Accesso pubblico a molte risorse e servizi</text:p>
      <text:p text:style-name="P80"/>
      <text:p text:style-name="P80"/>
      <text:p text:style-name="P97">WEB (WWW)</text:p>
      <text:p text:style-name="P97"/>
      <text:p text:style-name="P80">- Conosciuto come il World Wide Web</text:p>
      <text:p text:style-name="P80">- Documenti hyperlinkati e hypertestuali con possibilità di accesso tramite internet (Testi, Video, Immagini ecc…)</text:p>
      <text:p text:style-name="P80"/>
      <text:p text:style-name="P80"/>
      <text:p text:style-name="P97">URI (Uniform Resource Locator)</text:p>
      <text:p text:style-name="P97"/>
      <text:p text:style-name="P80">- Una stringa di caratteri che serve per riconoscere una risorsa su internet</text:p>
      <text:p text:style-name="P80"/>
      <text:p text:style-name="P109"><text:span text:style-name="T1">http://</text:span><text:span text:style-name="T3">www.</text:span><text:span text:style-name="T5">nome-sito.it</text:span><text:span text:style-name="T7">/cartella/</text:span><text:span text:style-name="T9">risorsa.php</text:span></text:p>
      <text:p text:style-name="P80"/>
      <text:p text:style-name="P111">http: - Protocollo</text:p>
      <text:p text:style-name="P112">www. - Host</text:p>
      <text:p text:style-name="P113">nome-sito.it – Sito</text:p>
      <text:p text:style-name="P114">/cartella/ - Percorso</text:p>
      <text:p text:style-name="P116">risorsa.php – Risorsa</text:p>
      <text:p text:style-name="P116"/>
      <text:p text:style-name="P20"/>
      <text:p text:style-name="P20">- URI = URL + URN</text:p>
      <text:p text:style-name="P20"/>
      <text:p text:style-name="P20">- URL = Unified Resource Locator → <text:s/><text:span text:style-name="T2">http://</text:span><text:span text:style-name="T4">www.</text:span><text:span text:style-name="T6">nome-sito.it</text:span></text:p>
      <text:p text:style-name="P101"><text:span text:style-name="T11">- URN = Unified Resource Name → </text:span><text:span text:style-name="T8">/cartella/</text:span><text:span text:style-name="T10">risorsa.php</text:span></text:p>
      <text:p text:style-name="P117"/>
      <text:p text:style-name="P117"/>
      <text:p text:style-name="P117"/>
      <text:p text:style-name="P117"/>
      <text:p text:style-name="P49"><text:soft-page-break/>Hyper Text Markup Language (HTML)</text:p>
      <text:p text:style-name="P49"/>
      <text:p text:style-name="P31">- Il linguaggio utilizzato per creare documenti e pagine per il web</text:p>
      <text:p text:style-name="P31">- E’ un linguaggio descrittivo</text:p>
      <text:p text:style-name="P31">- Si basa sugli hypertesti</text:p>
      <text:p text:style-name="P31">- Semplice da utilizzare e leggero</text:p>
      <text:p text:style-name="P31">- Versione attuale 5.0 con una bozza della 5.1</text:p>
      <text:p text:style-name="P31"/>
      <text:p text:style-name="P49">Cascading Style Sheet (CSS)</text:p>
      <text:p text:style-name="P49"/>
      <text:p text:style-name="P31">- Utilizzati per abbellire le pagine web</text:p>
      <text:p text:style-name="P31">- Hanno dei particolari tag per poter modificae lo stile di un oggetto, una classe, un id ecc..</text:p>
      <text:p text:style-name="P31">- Possono essere inclusi in una pagina web o essere scritti direttamente all’interno di essa o di un oggetto con il tag style.</text:p>
      <text:p text:style-name="P31">- Linguaggio descrittivo</text:p>
      <text:p text:style-name="P31">- Non case sensitive</text:p>
      <text:p text:style-name="P31">- Linguaggio facile da utilizzare</text:p>
      <text:p text:style-name="P31"/>
      <text:p text:style-name="P49">Java script</text:p>
      <text:p text:style-name="P31"/>
      <text:p text:style-name="P31">- Linguaggio che serve per dare logica a una pagina</text:p>
      <text:p text:style-name="P31">- Linguaggio che trasfoma una pagina web da statica a dinamica</text:p>
      <text:p text:style-name="P31">- Linguaggio case sensitive</text:p>
      <text:p text:style-name="P31">- Molto simile al C</text:p>
      <text:p text:style-name="P31">- Linguaggio Interpretato</text:p>
      <text:p text:style-name="P31">- Utilizza WEAK-TYPING, CALLBACKS E PROTYPES</text:p>
      <text:p text:style-name="P31"/>
      <text:p text:style-name="P49"/>
      <text:p text:style-name="P49">Client / Server</text:p>
      <text:p text:style-name="P49"/>
      <text:p text:style-name="P31">- Si basa sul protocollo HTTP (Hyper Text Transfer Protocol)</text:p>
      <text:p text:style-name="P31">- E’ il protocollo di comunicazione adottato per il web</text:p>
      <text:p text:style-name="P31">- Si basa su un principio di domanda/risposta</text:p>
      <text:p text:style-name="P31">- <text:span text:style-name="T14">Il client manda una richiesta al server per accedere a una risorsa e il server risponde inviando la richiesta necessaria.</text:span></text:p>
      <text:p text:style-name="P31">- <text:span text:style-name="T16">Un messaggio di richiesta HTTP è formato da</text:span><text:span text:style-name="T14">:</text:span></text:p>
      <text:p text:style-name="P32"><text:tab/><text:span text:style-name="T15">1) </text:span>Una linea di richiesta formata da: <text:span text:style-name="T15">-</text:span> <text:span text:style-name="T15">metodo di richiesta usato</text:span></text:p>
      <text:p text:style-name="P32"><text:span text:style-name="T15"><text:s text:c="58"/><text:tab/> <text:s text:c="7"/>- uri della risorsa</text:span> </text:p>
      <text:p text:style-name="P32"><text:tab/><text:tab/><text:tab/><text:tab/><text:tab/> <text:s text:c="6"/><text:tab/> <text:s text:c="7"/><text:span text:style-name="T15">-</text:span> <text:span text:style-name="T15">la versione utilizzata del protocollo</text:span></text:p>
      <text:p text:style-name="P31"><text:span text:style-name="T16"><text:tab/>2)</text:span><text:span text:style-name="T14"> Una serie di Headers</text:span></text:p>
      <text:p text:style-name="P31"><text:span text:style-name="T16"><text:tab/>3) </text:span><text:span text:style-name="T14">Una linea vuota</text:span></text:p>
      <text:p text:style-name="P31"><text:span text:style-name="T16">4) </text:span><text:span text:style-name="T14">Un corpo per un messaggio opzionale</text:span></text:p>
      <text:p text:style-name="P31"/>
      <text:p text:style-name="P48"><text:soft-page-break/>METODI DI RICHIESTA HTTP</text:p>
      <text:p text:style-name="P48"/>
      <text:p text:style-name="P48">GET – <text:span text:style-name="T18">Riechiesta di una rappresentazione di una risorsa</text:span></text:p>
      <text:p text:style-name="P48">POST <text:s/>- <text:span text:style-name="T18">Invia dati per essere processati dalla risorsa identificata (I dati sono inclusi nel <text:tab/> <text:s text:c="2"/>request body)</text:span></text:p>
      <text:p text:style-name="P48">HEAD – <text:span text:style-name="T18">Come il get ma ritorna solo un header di risposta</text:span></text:p>
      <text:p text:style-name="P48">PUT – <text:span text:style-name="T18">Esegue l’upload di una risorsa</text:span></text:p>
      <text:p text:style-name="P48">DELETE <text:s/>- <text:span text:style-name="T18">Cancella una specifica risorsa</text:span></text:p>
      <text:p text:style-name="P32"/>
      <text:p text:style-name="P48"/>
      <text:p text:style-name="P48">CODICI DI ERRORE</text:p>
      <text:p text:style-name="P48"/>
      <text:p text:style-name="P48">1XX – Informazione</text:p>
      <text:p text:style-name="P48">2xx – Successo (<text:span text:style-name="T19">codice 200 - OK)</text:span></text:p>
      <text:p text:style-name="P48">3xx – Redirectoring <text:span text:style-name="T19">(codice 301 – moved permanetly)</text:span></text:p>
      <text:p text:style-name="P48">4XX – Errori del client (il famoso 404 ad esempio)</text:p>
      <text:p text:style-name="P48">5XX -Errori del server <text:span text:style-name="T19">(codice 500 – internal server error)</text:span></text:p>
      <text:p text:style-name="P48"/>
      <text:p text:style-name="P48"/>
      <text:p text:style-name="P47">WEB SERVER</text:p>
      <text:p text:style-name="P47"><text:s/></text:p>
      <text:p text:style-name="P30">- Riceve le richieste http e le converte in pagine, documenti ecc…</text:p>
      <text:p text:style-name="P30"/>
      <text:p text:style-name="P47">W3C</text:p>
      <text:p text:style-name="P47"/>
      <text:p text:style-name="P30">- Un consorsio creato per la sdandardizazione del web</text:p>
      <text:p text:style-name="P30"/>
      <text:p text:style-name="P30"/>
      <text:p text:style-name="P47">ARCHITETTURA RESTFUL</text:p>
      <text:p text:style-name="P47"/>
      <text:p text:style-name="P47">REST – <text:span text:style-name="T18">REpresentional State Transfert</text:span></text:p>
      <text:p text:style-name="P31"/>
      <text:p text:style-name="P30">- REST viene inizialmente descritta nel contesto del protocollo HTTP, <text:s/>ma non si limita solo ad esso.</text:p>
      <text:p text:style-name="P30"/>
      <text:p text:style-name="P30">- Possiamod dire che il REST non è altro che un’insieme di linee guida per la realizzazione di una “architettura di sistema” <text:span text:style-name="T20">basata su dei principi:</text:span></text:p>
      <text:p text:style-name="P30"/>
      <text:p text:style-name="P24">1) Deve essere un sistema client / server</text:p>
      <text:p text:style-name="P24">2) Deve essere stateless</text:p>
      <text:p text:style-name="P24">3) Deve avere un sistma di caching</text:p>
      <text:p text:style-name="P24">4) Deve essere uniformamente accessibile</text:p>
      <text:p text:style-name="P24">5) Deve essere stratificato ( supportare la scalabilità)</text:p>
      <text:p text:style-name="P24">6) Deve essere in grado di trasferire codice eseguibile</text:p>
      <text:p text:style-name="P24"><text:soft-page-break/>- Ci deve essere una separazione tra i data storage del client e i data storage del server</text:p>
      <text:p text:style-name="P24"/>
      <text:p text:style-name="P46">STATELESS</text:p>
      <text:p text:style-name="P46"/>
      <text:p text:style-name="P24">- Ciascuna richiesta deve contenere le informazioni necessarie per capirla</text:p>
      <text:p text:style-name="P24">- Non ci sono contesti immagazzinati nel server</text:p>
      <text:p text:style-name="P24">- Gli stati di sessione non sono nel clien</text:p>
      <text:p text:style-name="P24"/>
      <text:p text:style-name="P46">CACHE</text:p>
      <text:p text:style-name="P46"/>
      <text:p text:style-name="P24">- Le risposte del server possono essere etichettate come cachable o non cachable</text:p>
      <text:p text:style-name="P24">- Componenti intermediari : proxy, cache condivise</text:p>
      <text:p text:style-name="P24">- Si pensa sempre alla durata</text:p>
      <text:p text:style-name="P24"/>
      <text:p text:style-name="P46">RESTFULL</text:p>
      <text:p text:style-name="P46"/>
      <text:p text:style-name="P24">- Una risorsa restfull è qualsiasi cosa che può essere indirizzata nel web</text:p>
      <text:p text:style-name="P24">- ESEMPI (Informazioni meteo di una città a un orario prefissato, un post di un blog, una segnalazione di un bug dentro un BTS, i risultati di una ricerca di google ecc…)</text:p>
      <text:p text:style-name="P24"/>
      <text:p text:style-name="P46">RAPPRESENTAZIONE</text:p>
      <text:p text:style-name="P24"/>
      <text:p text:style-name="P24">- E’ il modo in cui una risorsa viene rappresentata dopo la sua richiesta</text:p>
      <text:p text:style-name="P24">- E’ quello che viene mandato indietro dopo una domanda del client al server</text:p>
      <text:p text:style-name="P24">- <text:span text:style-name="T21">Può avere varie forme (documento htlm, testo, flusso xml, flusso json ecc…)</text:span></text:p>
      <text:p text:style-name="P24"/>
      <text:p text:style-name="P24"/>
      <text:p text:style-name="P45">RESTFULL WEB SERVICE</text:p>
      <text:p text:style-name="P45"/>
      <text:p text:style-name="P29">- Ci sono delle API che sono dei web services che implemeentano tutti i principi del rest.</text:p>
      <text:p text:style-name="P29"/>
      <text:p text:style-name="P29">- La uri di una risorsa viene rappresentata come un hypertesto</text:p>
      <text:p text:style-name="P29"/>
      <text:p text:style-name="P45">CRUD</text:p>
      <text:p text:style-name="P45"/>
      <text:p text:style-name="P45">Create – (POST)</text:p>
      <text:p text:style-name="P45">Retrieve – (GET)</text:p>
      <text:p text:style-name="P45">Update – (PUT)</text:p>
      <text:p text:style-name="P45">Delete – (DELETE)</text:p>
      <text:p text:style-name="P45"/>
      <text:p text:style-name="P29"/>
      <text:p text:style-name="P29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>MODULO 2 – HTML 5 AVANZATO</text:p>
      <text:p text:style-name="P44"/>
      <text:p text:style-name="P44">ARIA</text:p>
      <text:p text:style-name="P44"/>
      <text:p text:style-name="P26">- Come sappiamo l’html ha un supporto nativo per pochi controlli dell’intrfaccia utente come ad esempio links e elementi del form</text:p>
      <text:p text:style-name="P26"/>
      <text:p text:style-name="P26">- Ma è possibile implementare dei widget per poter aggiungere molte funzioni aggiuntive a un documento html</text:p>
      <text:p text:style-name="P26"/>
      <text:p text:style-name="P26">- Un widget è la combinazione del codice htm e svariati script</text:p>
      <text:p text:style-name="P26"/>
      <text:p text:style-name="P26">- Un controllo è formato <text:s/>da un ruolo (lo scopo) e dalle proprietà (Stato)</text:p>
      <text:p text:style-name="P26"/>
      <text:p text:style-name="P26">- Degli script possono cambiare completamente il codice nativo html in modo tale da fare dei widget personalizzati.</text:p>
      <text:p text:style-name="P26"/>
      <text:p text:style-name="P26">- Una normalissima lista con un menù , può essere trasformata in un widget utilzzando determati script</text:p>
      <text:p text:style-name="P26"/>
      <text:p text:style-name="P44">COME ESPORRE GLI ELEMENTI HTML ALLA TECNOLOGIA DEI WIDGET </text:p>
      <text:p text:style-name="P44"/>
      <text:p text:style-name="P44">LE SPECIFICHE ARIA (Accesible Rich Internet Applications)</text:p>
      <text:p text:style-name="P44"/>
      <text:p text:style-name="P26">- Sono delle specifiche imposte dal w3c per migliorare l’accessibilità dei widget personalizzati</text:p>
      <text:p text:style-name="P26"/>
      <text:p text:style-name="P26">- Si focalizza su componenti dinamici e statici come html – ajax – javascript eccc</text:p>
      <text:p text:style-name="P26"/>
      <text:p text:style-name="P26">- Aggiunge una semantica aggiuntiva che va al di là di quella standard dell html</text:p>
      <text:p text:style-name="P26"/>
      <text:p text:style-name="P26">- Ad esempio con aria possiamo dichiarare una toolbar o un dialog widget</text:p>
      <text:p text:style-name="P26"/>
      <text:p text:style-name="P26"/>
      <text:p text:style-name="P26"/>
      <text:p text:style-name="P44">ATTRIBUTI DI ARIA </text:p>
      <text:p text:style-name="P44"/>
      <text:p text:style-name="P44"><text:soft-page-break/>ROLE</text:p>
      <text:p text:style-name="P44"/>
      <text:p text:style-name="P26">- definisce il rulo che deve svolgere il controllo</text:p>
      <text:p text:style-name="P26">- si inizia con la semantica nativa più vicina all’obiettivo da raggiungere e poi si implementa aria</text:p>
      <text:p text:style-name="P26">- abbiamo due tipologie di ruoli: widget role (alert, checkbox, dialog, gridcell, link) <text:s/>e document structure (article, collumnheader, definition,document, group)</text:p>
      <text:p text:style-name="P44">COSA POSSONO ESSERE GLI ATTRIBUTI DI ARIA</text:p>
      <text:p text:style-name="P44"/>
      <text:p text:style-name="P26">- Stati</text:p>
      <text:p text:style-name="P26">- Proprietà</text:p>
      <text:p text:style-name="P26"/>
      <text:p text:style-name="P26">ESEMPIO : aria-checked, aria-autocomplete, aria-describedby, aria-disabled</text:p>
      <text:p text:style-name="P26"/>
      <text:p text:style-name="P44">ALTRI ATTRIBUTI</text:p>
      <text:p text:style-name="P44"/>
      <text:p text:style-name="P26">aria-label → serve per etichettare un widget</text:p>
      <text:p text:style-name="P26">aria-labeledby → serve per etichettare un widget</text:p>
      <text:p text:style-name="P26"/>
      <text:p text:style-name="P44">ARIA E PARTE GRAFICA</text:p>
      <text:p text:style-name="P26"/>
      <text:p text:style-name="P26">- i widget aria e le loro proprietà non sono gestite</text:p>
      <text:p text:style-name="P26">- spetta allo sviluppatore aggiungere gli stili grafici per abbellire il widget ecc..</text:p>
      <text:p text:style-name="P26">- ci sono degli appositi tag per il css per gestire i widget</text:p>
      <text:p text:style-name="P26"/>
      <text:p text:style-name="P26"/>
      <text:p text:style-name="P44"/>
      <text:p text:style-name="P44">MICRODATA</text:p>
      <text:p text:style-name="P26"/>
      <text:p text:style-name="P26">-Con i microdata <text:span text:style-name="T22">possiamo avvicinare la semantica con quella utilizzata nei contenuti di altre pagine web</text:span></text:p>
      <text:p text:style-name="P26"/>
      <text:p text:style-name="P26">-<text:span text:style-name="T22">Possiamo prendere dati da svariate fonti come: motori di ricerca, web crawlers (quelli che indicizzano), browsers ecc..</text:span></text:p>
      <text:p text:style-name="P26"/>
      <text:p text:style-name="P26">- <text:span text:style-name="T22">In pratica possiamo etichettare vari elementi in modo tale da rappresentare diversi tipi di informazioni: articoli, eventi, informazioni personali ecc…</text:span></text:p>
      <text:p text:style-name="P26"/>
      <text:p text:style-name="P26">- <text:span text:style-name="T22">Ciscuna informazione viene etichettata con un tipo specifico di oggetto</text:span></text:p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43">ATTRIBUTI DEI MICRODATA</text:p>
      <text:p text:style-name="P43"/>
      <text:p text:style-name="P28">- itemscope: elementi che con questo attributo creano altri gruppi di oggetti o coppie di gruppi nome/valore. Ovviamene serve un itemtype anche</text:p>
      <text:p text:style-name="P28"/>
      <text:p text:style-name="P28">- Itemtype: stabilisce il tipo di elemento da creare, all’interno di esso si mette l’url di un dizionario ad esempio</text:p>
      <text:p text:style-name="P28"/>
      <text:p text:style-name="P28">- itemid: un attributo opzionale che serve per dare un id univoco all’oggetto</text:p>
      <text:p text:style-name="P28"/>
      <text:p text:style-name="P28">- <text:span text:style-name="T23">itemref: serve per associare le proprietà non discendenti di degli itemscope</text:span></text:p>
      <text:p text:style-name="P28">- <text:span text:style-name="T23">itemprop: indica che il tag contiene il valore di una specifica proprietà</text:span></text:p>
      <text:p text:style-name="P28"/>
      <text:p text:style-name="P28"/>
      <text:p text:style-name="P28"/>
      <text:p text:style-name="P42">DRAG AND DROP</text:p>
      <text:p text:style-name="P42"/>
      <text:p text:style-name="P27">- Possiamo creare degli oggetti html che possono essere spostati in altre parti del document html</text:p>
      <text:p text:style-name="P27"/>
      <text:p text:style-name="P27">- L’attributo da usare è “<text:span text:style-name="T15">draggable=true</text:span>”</text:p>
      <text:p text:style-name="P27"/>
      <text:p text:style-name="P27">- Poi avremo delle dropzone che serviranno per droppare l’elemento</text:p>
      <text:p text:style-name="P27"/>
      <text:p text:style-name="P42">FUNZIONI</text:p>
      <text:p text:style-name="P42"/>
      <text:p text:style-name="P108"><text:span text:style-name="T12">dragstart → </text:span><text:span text:style-name="T24">event.dataTransfer;</text:span></text:p>
      <text:p text:style-name="P108"><text:span text:style-name="T12">ondragover → </text:span><text:span text:style-name="T25"><text:tab/>event.preventDefault();</text:span></text:p>
      <text:p text:style-name="P108"><text:span text:style-name="T12">ondrop → </text:span><text:span text:style-name="T25">event.dataTransfer.getData("</text:span><text:span text:style-name="T38">text</text:span><text:span text:style-name="T25">");</text:span></text:p>
      <text:p text:style-name="P11"/>
      <text:p text:style-name="P11"/>
      <text:p text:style-name="P10">GEOLOCALIZATION</text:p>
      <text:p text:style-name="P10"/>
      <text:p text:style-name="P6">- Un API che serve per prendere le informazioni sulla posizione di un utente</text:p>
      <text:p text:style-name="P100"><text:span text:style-name="T28">- La funzione principale è </text:span><text:span text:style-name="T26">getCurrentPosition()</text:span></text:p>
      <text:p text:style-name="P9"><text:soft-page-break/></text:p>
      <text:p text:style-name="P9">getCurrentPoition:</text:p>
      <text:p text:style-name="P6">- Ritorna le cordinate x e y della posizione</text:p>
      <text:p text:style-name="P6">- Con appositi metodi possono essere convertite in un indirizzo ecc…</text:p>
      <text:p text:style-name="P6"/>
      <text:p text:style-name="P9"/>
      <text:p text:style-name="P9"/>
      <text:p text:style-name="P9">metodi:</text:p>
      <text:p text:style-name="P9"/>
      <text:p text:style-name="P6">- watchPosition: aggiornamenti ripetitivi sulla posizione e prende un watcher id</text:p>
      <text:p text:style-name="P100"><text:span text:style-name="T28">- </text:span><text:span text:style-name="T29">clearWatch: cancella gli aggiornamenti di un determinato watcher id</text:span></text:p>
      <text:p text:style-name="P1"/>
      <text:p text:style-name="P7">Esempio di posizione aggiornata continuamente</text:p>
      <text:p text:style-name="P2"/>
      <text:p text:style-name="P132"><text:span text:style-name="T44">var</text:span><text:span text:style-name="T28"> geolocation = navigator.geolocation</text:span></text:p>
      <text:p text:style-name="P127">, watchId = geolocation.watchPosition(updateLocation, handleError);</text:p>
      <text:p text:style-name="P129"/>
      <text:p text:style-name="P130"><text:span text:style-name="T43">function</text:span><text:span text:style-name="T28"> updateLocation(position) {</text:span><text:span text:style-name="T32"><text:tab/></text:span><text:span text:style-name="T48">// Do something</text:span><text:span text:style-name="T28"> <text:s text:c="2"/>}</text:span></text:p>
      <text:p text:style-name="P128"/>
      <text:p text:style-name="P130"><text:span text:style-name="T43">function</text:span><text:span text:style-name="T28"> handleError(error) { <text:s text:c="2"/></text:span><text:span text:style-name="T48">// Display an error message <text:s text:c="2"/></text:span><text:span text:style-name="T28">}</text:span></text:p>
      <text:p text:style-name="P128"/>
      <text:p text:style-name="P130"><text:span text:style-name="T28">document.getElementById("</text:span><text:span text:style-name="T39">cancelButton</text:span><text:span text:style-name="T28">").onclick = </text:span><text:span text:style-name="T43">function</text:span><text:span text:style-name="T28">() {</text:span></text:p>
      <text:p text:style-name="P130"><text:span text:style-name="T32"><text:tab/></text:span><text:span text:style-name="T28">navigator.geolocation.clearWatch(watchId);</text:span></text:p>
      <text:p text:style-name="P127">}</text:p>
      <text:p text:style-name="P1"/>
      <text:p text:style-name="P5"/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37">MODULO 3 – CSS AVANZATO</text:p>
      <text:p text:style-name="P37"/>
      <text:p text:style-name="P37">CSS3 NEW ATTRIBUTES</text:p>
      <text:p text:style-name="P37"/>
      <text:p text:style-name="P17">Gli attributi del css3 si possono dividere in 4 categorie:</text:p>
      <text:p text:style-name="P17"/>
      <text:p text:style-name="P17">1) containers</text:p>
      <text:p text:style-name="P17">2) text</text:p>
      <text:p text:style-name="P18">3) backgrounds</text:p>
      <text:p text:style-name="P17">4) transformm</text:p>
      <text:p text:style-name="P17"/>
      <text:p text:style-name="P37">COMPATIBILITA’ COL BROWSER</text:p>
      <text:p text:style-name="P17">Una cosa molto importante è quella di usare i corretti attributi per ogni tipo di browser:</text:p>
      <text:p text:style-name="P17"/>
      <text:p text:style-name="P17">1) ms-nomeAttributo → per Internet Explorer</text:p>
      <text:p text:style-name="P17">2) -o-nomeAttributo → per Opera</text:p>
      <text:p text:style-name="P17">3)-khtml-nomeAttributo → per konqueror</text:p>
      <text:p text:style-name="P17">4)-moz-nomeAttributo → per browser Gecko based</text:p>
      <text:p text:style-name="P17">5)-webkit-nomeAttributo → per browser webkit based</text:p>
      <text:p text:style-name="P17"/>
      <text:p text:style-name="P37">CSS3 – ATTRIBUTI – CONTAINERS</text:p>
      <text:p text:style-name="P37"/>
      <text:p text:style-name="P17">- box-shadow → imposta l’ombreggiatura di un box</text:p>
      <text:p text:style-name="P17">- box-sizing (content-box, padding-box, border-box) → imposta il dimensionamento di un box</text:p>
      <text:p text:style-name="P17">- <text:span text:style-name="T52">border-radius → imposta l’arrotondamento dei bordi di un box (uno o più bordi)</text:span></text:p>
      <text:p text:style-name="P17">- <text:span text:style-name="T52">border-image → imposta un’immagine che si ripete per i bordi</text:span></text:p>
      <text:p text:style-name="P17"/>
      <text:p text:style-name="P36">CSS3 – ATTRIBUTI – BACKGROUNDS</text:p>
      <text:p text:style-name="P36"/>
      <text:p text:style-name="P16">- background-origin : imposta il punto di origine di uno sfondo (border-box, padding-box, content-box)</text:p>
      <text:p text:style-name="P16">- linear-gradient : imposta uno sfondo con un gradiente di due colori in modo lineare</text:p>
      <text:p text:style-name="P16">- radial-gradient : imposta uno sfondo con un gradiente di due colori in modo radiale ( si possono decidere molti parametri sulla forma e il raggio)</text:p>
      <text:p text:style-name="P16"><text:soft-page-break/>- box-reflect : imposta un riflesso di un box <text:s/>(si imposta anche un gradiente sulla sfuamatura del riflesso)</text:p>
      <text:p text:style-name="P16"/>
      <text:p text:style-name="P16"/>
      <text:p text:style-name="P36">CSS3 – ATTRIBUTI - TEXT</text:p>
      <text:p text:style-name="P16"/>
      <text:p text:style-name="P16">- text-shadow : imposta un’ombra per il testo</text:p>
      <text:p text:style-name="P16">- text-stroke : imposta un colore che contorna il testo</text:p>
      <text:p text:style-name="P16">- column-count : imposta il numero di colonne in cui suddividere il testo</text:p>
      <text:p text:style-name="P16">- column-gap : imposta il distacco tra ciascuna colonna</text:p>
      <text:p text:style-name="P16">- column-width : imposta la larghezza di ciascuna colonna</text:p>
      <text:p text:style-name="P16"/>
      <text:p text:style-name="P16"/>
      <text:p text:style-name="P36">CSS3 – ATTRIBUTI – TRANSFORM</text:p>
      <text:p text:style-name="P36"/>
      <text:p text:style-name="P12">transform: (scale – rotate – translate – matrix – perspective <text:s/>- skew)</text:p>
      <text:p text:style-name="P12"/>
      <text:p text:style-name="P12"/>
      <text:p text:style-name="P12"/>
      <text:p text:style-name="P35">SELETTORI DI TERZO LIVELLO</text:p>
      <text:p text:style-name="P35"/>
      <text:p text:style-name="P12">E[FOO^=”BAR”] → seleziona un elemento dove l’attributo FOO inizia con “BAR”</text:p>
      <text:p text:style-name="P12">E[FOO$=”BAR” ] → seleziona un elemento dove l’attributo FOO finisce con “BAR”</text:p>
      <text:p text:style-name="P12">E[FOO*=”BAR”] → seleziona un elemento dove l’attributo FOO contiene la sottostringa “BAR”</text:p>
      <text:p text:style-name="P12"/>
      <text:p text:style-name="P12">E:ROOT → un’elemento E all’inizio del documento</text:p>
      <text:p text:style-name="P99"><text:span text:style-name="T13">E </text:span><text:span text:style-name="T27"><text:s/>~ </text:span><text:span text:style-name="T31">F → un elemento F preceduto dall’elemento E</text:span></text:p>
      <text:p text:style-name="P3"/>
      <text:p text:style-name="P3">E:nth-child(n) → l’elemento ennesimo figlio di un genitore</text:p>
      <text:p text:style-name="P3">E:nth-last-child(n) → elemento ennesimo figlio di un genitore partendo dall’ultimo</text:p>
      <text:p text:style-name="P3">E:nth-type(n) → l’elemento ennesimo avendo un tipo particolare</text:p>
      <text:p text:style-name="P3">E:nth-last-type(n) → l’elemento ennesimo avendo un tipo particolare partendo dall’ultimo</text:p>
      <text:p text:style-name="P3">E:first-child → il primo elemento figlio di un genitore</text:p>
      <text:p text:style-name="P3">E:last-child → l’ultimo elemento figlio di un genitore</text:p>
      <text:p text:style-name="P3"/>
      <text:p text:style-name="P4">E:empty → un elemento che non ha genitori (compresi text nodes)</text:p>
      <text:p text:style-name="P4"/>
      <text:p text:style-name="P4">E:odd → elementi dispari all’interno di un container</text:p>
      <text:p text:style-name="P4">E:even → un elemento even presente all’interno di un container </text:p>
      <text:p text:style-name="P4">E:target → un elemento che è presente dentro un container referenziato da un URI (anchor)</text:p>
      <text:p text:style-name="P4">E:enabled → un’elemento abilitato</text:p>
      <text:p text:style-name="P4"><text:soft-page-break/>E:disabled → un’elemento disabilitato</text:p>
      <text:p text:style-name="P4">E:checked → un’elemento selezionato</text:p>
      <text:p text:style-name="P4">E:not → un’elemento che non corrisponde al semplice selettore</text:p>
      <text:p text:style-name="P4"/>
      <text:p text:style-name="P4"/>
      <text:p text:style-name="P4"/>
      <text:p text:style-name="P8">MEDIA QUERIES</text:p>
      <text:p text:style-name="P8"/>
      <text:p text:style-name="P4">Le mediaqueries sono dei tag del css che permettono di adattare la pagina a diverse risoluzioni per diversi dispositivi grafici e non.</text:p>
      <text:p text:style-name="P4"/>
      <text:p text:style-name="P8">ESEMPIO</text:p>
      <text:p text:style-name="P8"/>
      <text:p text:style-name="P4">media screen and (max-width : 700px){</text:p>
      <text:p text:style-name="P4"><text:tab/>attributi….</text:p>
      <text:p text:style-name="P4">}</text:p>
      <text:p text:style-name="P3"/>
      <text:p text:style-name="P33">TIPOLOGIE DI DEVICES PER LE MEDIAQUERY</text:p>
      <text:p text:style-name="P33"/>
      <text:p text:style-name="P13">- screen</text:p>
      <text:p text:style-name="P13">- tty</text:p>
      <text:p text:style-name="P13">- speech</text:p>
      <text:p text:style-name="P13">- tv</text:p>
      <text:p text:style-name="P13">- proiettori</text:p>
      <text:p text:style-name="P13">- braille</text:p>
      <text:p text:style-name="P13">- handled</text:p>
      <text:p text:style-name="P13">- embossed</text:p>
      <text:p text:style-name="P13">- print</text:p>
      <text:p text:style-name="P13"/>
      <text:p text:style-name="P33">TIPOLOGIE DI DIMENSIONI</text:p>
      <text:p text:style-name="P13"/>
      <text:p text:style-name="P13">- max-width → risolzione massima del browser (ad esempio dimensione finestra)</text:p>
      <text:p text:style-name="P13">- min-width → risoluzione minima del browser (ad esempio dimensione finistre)… utile per il mobile</text:p>
      <text:p text:style-name="P50"/>
      <text:p text:style-name="P52">- max-device-width → risoluzione massima del sistema in uso</text:p>
      <text:p text:style-name="P52">- min-device-width → risluzione minima del sistema in uso</text:p>
      <text:p text:style-name="P52"/>
      <text:p text:style-name="P52"/>
      <text:p text:style-name="P52"/>
      <text:p text:style-name="P52"/>
      <text:p text:style-name="P58"/>
      <text:p text:style-name="P58"/>
      <text:p text:style-name="P58"/>
      <text:p text:style-name="P58"><text:soft-page-break/>XML NAMESPACES</text:p>
      <text:p text:style-name="P58"/>
      <text:p text:style-name="P53">I namespace xml vengono definiti dall’attributo xlmns</text:p>
      <text:p text:style-name="P53">CSS3 permette di mettere degli stili ai fogli xml</text:p>
      <text:p text:style-name="P53"/>
      <text:p text:style-name="P58">FORMATO NAMESPACE</text:p>
      <text:p text:style-name="P58"/>
      <text:p text:style-name="P53">&lt;nomeNameSpace:tag&gt; &lt;/nomeNameSpace:tag&gt;</text:p>
      <text:p text:style-name="P53"/>
      <text:p text:style-name="P58">FORMATO NAMESPACE NEL CSS</text:p>
      <text:p text:style-name="P53"><text:s/></text:p>
      <text:p text:style-name="P53">nel css si devono settare i name space in modo tale da essere riconosciuti</text:p>
      <text:p text:style-name="P53"/>
      <text:p text:style-name="P53">@namespace (“urlNameSpace”);</text:p>
      <text:p text:style-name="P53">@namespace nomeTag (“urlNameSpace/tag”)</text:p>
      <text:p text:style-name="P53"/>
      <text:p text:style-name="P121">SELETTORI NAMESPACE NEL CSS</text:p>
      <text:p text:style-name="P119"/>
      <text:p text:style-name="P119">- namespace | tag → selziona un namespace con un determinato tag</text:p>
      <text:p text:style-name="P119">- | b → rappresenta un tag b che appartiene al namespace</text:p>
      <text:p text:style-name="P119">* | c → rappresenta tutti i tag presenti un un namespace c</text:p>
      <text:p text:style-name="P119">d → rappresenta tag presenti nel root del namespace (css classico)</text:p>
      <text:p text:style-name="P119"/>
      <text:p text:style-name="P119"/>
      <text:p text:style-name="P119"/>
      <text:p text:style-name="P121">TRANSIZIONI</text:p>
      <text:p text:style-name="P121"/>
      <text:p text:style-name="P119">Il css3 ci permette di fare delle transizioni per spostare gli elementi proprio come con java script (o quasi)</text:p>
      <text:p text:style-name="P119"/>
      <text:p text:style-name="P119">le transizioni hanno:</text:p>
      <text:p text:style-name="P119"/>
      <text:p text:style-name="P119">1) durata → durata della transizione</text:p>
      <text:p text:style-name="P119">2) proprietà → le proprietà della transizione separate da uno spazio</text:p>
      <text:p text:style-name="P119">3) funzioni di tempo → tipi di effetti <text:span text:style-name="T53">disponibili : linear-in ease-out ease-in-out step-start step-end custom</text:span></text:p>
      <text:p text:style-name="P119">4) delay di inizio</text:p>
      <text:p text:style-name="P119"/>
      <text:p text:style-name="P119"/>
      <text:p text:style-name="P120">PRO E CONTRO:</text:p>
      <text:p text:style-name="P120"/>
      <text:p text:style-name="P118">PRO:</text:p>
      <text:p text:style-name="P118">1) veloci</text:p>
      <text:p text:style-name="P118">2) utilizzano l’accellerazione hardware</text:p>
      <text:p text:style-name="P118"><text:soft-page-break/>3) permette transizioni leggere dell’interfaccia</text:p>
      <text:p text:style-name="P118"/>
      <text:p text:style-name="P118">CONTRO:</text:p>
      <text:p text:style-name="P118">1) si possono fare una sola volta</text:p>
      <text:p text:style-name="P118"/>
      <text:p text:style-name="P118"/>
      <text:p text:style-name="P118"/>
      <text:p text:style-name="P120">KEYFRAMES</text:p>
      <text:p text:style-name="P120"/>
      <text:p text:style-name="P118">sono regole per impostare delle animazioni</text:p>
      <text:p text:style-name="P118"/>
      <text:p text:style-name="P118">@keyframes nomeAnimazione{</text:p>
      <text:p text:style-name="P118"><text:tab/>proprietà</text:p>
      <text:p text:style-name="P118">}</text:p>
      <text:p text:style-name="P119"/>
      <text:p text:style-name="P119"/>
      <text:p text:style-name="P120">ATTRIBUTI </text:p>
      <text:p text:style-name="P120"/>
      <text:p text:style-name="P118">animation-name</text:p>
      <text:p text:style-name="P118">animation-iteration-count</text:p>
      <text:p text:style-name="P118">animation-duration</text:p>
      <text:p text:style-name="P118"/>
      <text:p text:style-name="P120">METODO SEMPLIFICATO</text:p>
      <text:p text:style-name="P120"/>
      <text:p text:style-name="P118">.altriElementi {</text:p>
      <text:p text:style-name="P118"><text:tab/>anmiation: other-animation 5s infinite;</text:p>
      <text:p text:style-name="P118">}</text:p>
      <text:p text:style-name="P53"/>
      <text:p text:style-name="P53"/>
      <text:p text:style-name="P12"/>
      <text:p text:style-name="P34">RICORDARE</text:p>
      <text:p text:style-name="P15"/>
      <text:p text:style-name="P15">alcuni attributi moderni del css necessitano del vendor prefix ossia il tag che indica il tipo di browser</text:p>
      <text:p text:style-name="P15">es.</text:p>
      <text:p text:style-name="P51"/>
      <text:p text:style-name="P57">1) -moz-nomeAttributo: per i browser gecko base</text:p>
      <text:p text:style-name="P57">2) -ms-nomeAttributo: per internet explorer</text:p>
      <text:p text:style-name="P57">3) -webkitNomeAttributo: per i browser di tipo webkite</text:p>
      <text:p text:style-name="P57">….</text:p>
      <text:p text:style-name="P57"/>
      <text:p text:style-name="P57"/>
      <text:p text:style-name="P57"/>
      <text:p text:style-name="P57"/>
      <text:p text:style-name="P60"><text:soft-page-break/>MODULO 4 – JAVASCRIPT AVANZATO</text:p>
      <text:p text:style-name="P60"/>
      <text:p text:style-name="P54">Il lungaggio javascript fino ad ora lo abbiamo conosciuto come lunguaggio per rendere una pagina statica una pagina dimamica.</text:p>
      <text:p text:style-name="P54">Quindi viene usato per fare animazioni, iterazioni ecc….</text:p>
      <text:p text:style-name="P54"/>
      <text:p text:style-name="P54">In realtà javascript è un vero e proprio linguaggio ad oggetti funzionale</text:p>
      <text:p text:style-name="P54">E’ molto simile al C</text:p>
      <text:p text:style-name="P54">Non ha bisogno di aver dichiarato il tipo variabile</text:p>
      <text:p text:style-name="P54">E’ case sensitive</text:p>
      <text:p text:style-name="P54">Supporta la conversione di tipo implicito</text:p>
      <text:p text:style-name="P54"/>
      <text:p text:style-name="P60">TIPI DI VARIABILI </text:p>
      <text:p text:style-name="P60"/>
      <text:p text:style-name="P54">1) Locali → accessibili solo all’interno della classe di loro di appartenenza</text:p>
      <text:p text:style-name="P54">2) Globali → accessibili da tutte le parti del codice</text:p>
      <text:p text:style-name="P54"/>
      <text:p text:style-name="P60">FUNZIONI</text:p>
      <text:p text:style-name="P54">Possono essere utilizzate per passare parametri ad altre funzioni</text:p>
      <text:p text:style-name="P54">Possono essere assegnate a variabili o immagazzinate in data structures</text:p>
      <text:p text:style-name="P54">Possono ritornare un valore specifico</text:p>
      <text:p text:style-name="P54"/>
      <text:p text:style-name="P54">Le funzioni espressioni possono avere un nome o essere anonime</text:p>
      <text:p text:style-name="P54"/>
      <text:p text:style-name="P54">Le funzioni dichiarazioni vengono lette prime di tutto</text:p>
      <text:p text:style-name="P54">Le funzioni espressioni vengono lette dopo le istruzioni precedenti </text:p>
      <text:p text:style-name="P54"/>
      <text:p text:style-name="P54"/>
      <text:p text:style-name="P60">OOP – Object Oriented Programming</text:p>
      <text:p text:style-name="P60"/>
      <text:p text:style-name="P54">Il javascript è anche un linguaggio ad oggetti</text:p>
      <text:p text:style-name="P54">Possiamo avere delle classi e instanziarle ad oggetti</text:p>
      <text:p text:style-name="P54"/>
      <text:p text:style-name="P54">E’ un tipo di linguaggio ad oggetti che non usa i plan ma usa i prototipi</text:p>
      <text:p text:style-name="P54">Il plan si usa per creare <text:span text:style-name="T54">nuove istanze, mentre con i prototypes, si creano oggetti da una bozza o partendo da altri oggetti.</text:span></text:p>
      <text:p text:style-name="P56"/>
      <text:p text:style-name="P55">In javascript gli oggetti sono mutable keyed collection</text:p>
      <text:p text:style-name="P55">In javascript gli oggetti sono formati da un insieme di proprietà</text:p>
      <text:p text:style-name="P55">Ciascuna di esse è formata da un nome e un valore</text:p>
      <text:p text:style-name="P55"/>
      <text:p text:style-name="P55">Il nome della proprietà deve essere letterale</text:p>
      <text:p text:style-name="P55">La proprietà può essere una stringa, un numero, un valore, una funzione ecc…</text:p>
      <text:p text:style-name="P55">Di default sono undefinied</text:p>
      <text:p text:style-name="P59"><text:soft-page-break/>METODI DI DICHIARARE GLI OGGETTI</text:p>
      <text:p text:style-name="P59"/>
      <text:p text:style-name="P59"/>
      <text:p text:style-name="P55">LETTERALE</text:p>
      <text:p text:style-name="P55"/>
      <text:p text:style-name="P55">Si crea una variabile che all’interno contiene delle coppie nome/valore che rappresentano gli attributi dell’oggetto.</text:p>
      <text:p text:style-name="P55">I nomi degli attributi devono essere con doppie virgolette o sena nel caso in cui il nome sia un inentificatore javascript legale</text:p>
      <text:p text:style-name="P55"/>
      <text:p text:style-name="P55">ESEMPIO</text:p>
      <text:p text:style-name="P55">var nomeClasse = {</text:p>
      <text:p text:style-name="P55"><text:tab/>“attributo1”:valore</text:p>
      <text:p text:style-name="P55"><text:tab/>“attributo2”:valore</text:p>
      <text:p text:style-name="P55"><text:tab/>“funzione1”:function(){</text:p>
      <text:p text:style-name="P55"><text:tab/><text:tab/>….</text:p>
      <text:p text:style-name="P55"><text:tab/>}</text:p>
      <text:p text:style-name="P55">}</text:p>
      <text:p text:style-name="P54"/>
      <text:p text:style-name="P26"/>
      <text:p text:style-name="P41">ACCEDERE ALLE PROPRIETA’</text:p>
      <text:p text:style-name="P41"/>
      <text:p text:style-name="P25">nomeOggetto.nomeProprietà;</text:p>
      <text:p text:style-name="P25">nomeOggetto[“nomeProprietà”];</text:p>
      <text:p text:style-name="P25"/>
      <text:p text:style-name="P41">CREA UN NUOVO OGGETTO BASANDOSI SU UN OGGETTO GIA’ CREATO</text:p>
      <text:p text:style-name="P41"/>
      <text:p text:style-name="P25">nuovoOggetto = Object.create(oggettoVecchio);</text:p>
      <text:p text:style-name="P25"/>
      <text:p text:style-name="P41">MODIFICA UNA FUNZIONE DI UN OGGETTO </text:p>
      <text:p text:style-name="P41"/>
      <text:p text:style-name="P25">oggetto.nomeFunzione = function(){</text:p>
      <text:p text:style-name="P25"><text:tab/><text:span text:style-name="T55">azioni</text:span></text:p>
      <text:p text:style-name="P25">}</text:p>
      <text:p text:style-name="P24"/>
      <text:p text:style-name="P24"/>
      <text:p text:style-name="P40">PROTOTIPI</text:p>
      <text:p text:style-name="P40"/>
      <text:p text:style-name="P23">Ogni oggetto è linkato a un prototipo dal quale può ereditare le proprietà</text:p>
      <text:p text:style-name="P23"/>
      <text:p text:style-name="P23">Quando nuoi usiamo Object.create per fare un nuovo oggetto, l’oggetto principale diventerà prototipo del nuovo oggetto</text:p>
      <text:p text:style-name="P23"/>
      <text:p text:style-name="P23"/>
      <text:p text:style-name="P23"><text:soft-page-break/>OGGETTI NELLE FUNZIONI</text:p>
      <text:p text:style-name="P23"/>
      <text:p text:style-name="P23">Le funzioni in javascript sono funzioni.</text:p>
      <text:p text:style-name="P23">Possiamo creare degli oggetti utilizzando delle funzioni invece degli oggetti letterali.</text:p>
      <text:p text:style-name="P23"/>
      <text:p text:style-name="P23">ESEMPIO</text:p>
      <text:p text:style-name="P23"/>
      <text:p text:style-name="P23">Function nomeOggetti(attributo1,attributo2){</text:p>
      <text:p text:style-name="P23"><text:tab/>this.attributo1=attributo1;</text:p>
      <text:p text:style-name="P23"><text:tab/>this.attributo2=attributo2;</text:p>
      <text:p text:style-name="P23">}</text:p>
      <text:p text:style-name="P40"/>
      <text:p text:style-name="P23">nomeOggetto.prototype.nomeFunzione(){</text:p>
      <text:p text:style-name="P23"><text:tab/>azioni</text:p>
      <text:p text:style-name="P23">}</text:p>
      <text:p text:style-name="P40"/>
      <text:p text:style-name="P40"/>
      <text:p text:style-name="P23">var istanzaOggetto = new nomeOggetto(valore parametro 1 , valore parametro 2);</text:p>
      <text:p text:style-name="P23"/>
      <text:p text:style-name="P22">I nomi dei costruttori sono solitamente capitalizzati</text:p>
      <text:p text:style-name="P22"/>
      <text:p text:style-name="P22">Le modifiche che si fanno a un prototipo di una funzione sono ereditate da tutte le istanze della funzione1</text:p>
      <text:p text:style-name="P22"/>
      <text:p text:style-name="P39">ENUMERABLE</text:p>
      <text:p text:style-name="P39"/>
      <text:p text:style-name="P22">a volte c’è la necessità di stampare tutte le proprietà di un oggetto.</text:p>
      <text:p text:style-name="P22">Per far ciò utilizziamo l’attributo “object.keys” che ci permetterà di vedere le proprietà di un oggetto tramite un ciclo for in o un cliclo for each.</text:p>
      <text:p text:style-name="P22"/>
      <text:p text:style-name="P39">MEMBRI PRIVATI</text:p>
      <text:p text:style-name="P39"/>
      <text:p text:style-name="P22">I membri privati sono delle proprietà accessibili solamente dalla funzione stessa.</text:p>
      <text:p text:style-name="P22"/>
      <text:p text:style-name="P22">Per far ciò il miglior metodo è utilizzare variabili legate a uno scope comune con gli altri oggetti.</text:p>
      <text:p text:style-name="P22"/>
      <text:p text:style-name="P39">CLOSURES</text:p>
      <text:p text:style-name="P39"/>
      <text:p text:style-name="P22">La parte delle variabili pubbliche e private funziona grazie alle closures.</text:p>
      <text:p text:style-name="P22">Ossia delle funzioni interne che ci possono fare accedere ai valori delle proprietà esterne dell’oggetto.</text:p>
      <text:p text:style-name="P22"/>
      <text:p text:style-name="P21">Grazie alle closures possiamo lavorare con i context bindings.</text:p>
      <text:p text:style-name="P38"><text:soft-page-break/>CONTEXT BINDINGS</text:p>
      <text:p text:style-name="P38"/>
      <text:p text:style-name="P21">In javascript i context binding ci permettono di chiamare il contesto di una funzione ad un’altra</text:p>
      <text:p text:style-name="P21"/>
      <text:p text:style-name="P21">Essi sono:</text:p>
      <text:p text:style-name="P21"/>
      <text:p text:style-name="P21">apply → applica un diverso oggeto this a una funzione</text:p>
      <text:p text:style-name="P21">add → come apply ma passa una lista di argomenti</text:p>
      <text:p text:style-name="P21"/>
      <text:p text:style-name="P21">bind → crea una funzione che corrisponde all’originale ma con un this differente</text:p>
      <text:p text:style-name="P21"/>
      <text:p text:style-name="P21">In questo caso il this rappresenta il contesto corrente , ma la variabile di return rappresenterà il bind e non il prototipo.</text:p>
      <text:p text:style-name="P38"/>
      <text:p text:style-name="P38"/>
      <text:p text:style-name="P38"/>
      <text:p text:style-name="P38">EREDITARIETA’ </text:p>
      <text:p text:style-name="P38"/>
      <text:p text:style-name="P21">In javascript l’ereditarietà è utilie per riutilizzre il codice ed evitare che il programmatore faccia troppe operazioni <text:s/>di casting esplicite.</text:p>
      <text:p text:style-name="P21"/>
      <text:p text:style-name="P21">In javascipt ogni oggetto <text:s/>è anche un prototipo</text:p>
      <text:p text:style-name="P21">In javascript ogni oggeto eredità le proprietà del prototipo al quale viene istanziato</text:p>
      <text:p text:style-name="P21"/>
      <text:p text:style-name="P21">ESEMPIO</text:p>
      <text:p text:style-name="P21"/>
      <text:p text:style-name="P21">var oggetto1{</text:p>
      <text:p text:style-name="P21"/>
      <text:p text:style-name="P21">}</text:p>
      <text:p text:style-name="P115"/>
      <text:p text:style-name="P14">var oggetto2 = Object.create(oggetto1)</text:p>
      <text:p text:style-name="P80"/>
      <text:p text:style-name="P80"/>
      <text:p text:style-name="P79"/>
      <text:p text:style-name="P80"/>
      <text:p text:style-name="P80"/>
      <text:p text:style-name="P96">PROPERTY DESCRIPTOR</text:p>
      <text:p text:style-name="P96"/>
      <text:p text:style-name="P79">I property descritpor linkano ciascuna proprietà di un oggetto.</text:p>
      <text:p text:style-name="P79">Essi sono:</text:p>
      <text:p text:style-name="P79">1) data descriptor</text:p>
      <text:p text:style-name="P79">2) accessor descriptor</text:p>
      <text:p text:style-name="P79"/>
      <text:p text:style-name="P79"><text:soft-page-break/>I data descriptor sono proprietà i cui dati sono scrivibili o non scrvibili.</text:p>
      <text:p text:style-name="P79">I data descriptor sono oggetti definiti con questi campi:</text:p>
      <text:p text:style-name="P79"/>
      <text:p text:style-name="P79"/>
      <text:p text:style-name="P78">VALORI DEFAULT FALSE</text:p>
      <text:p text:style-name="P78"/>
      <text:p text:style-name="P79">1) writable → SE VERO → valori della proprietà cambiabili</text:p>
      <text:p text:style-name="P79">2) configurable → <text:span text:style-name="T56">SE VERO → il tipo del property descriptior può essere cambiato e la proprietà pul essere cancellata dall’oggetto</text:span></text:p>
      <text:p text:style-name="P79">3) enumerable →<text:span text:style-name="T56"> SE VERO → la proprietà viene mostrata durante l’enumerazione</text:span></text:p>
      <text:p text:style-name="P79"/>
      <text:p text:style-name="P95">ACCESSOR DESCRIPTOR</text:p>
      <text:p text:style-name="P78"/>
      <text:p text:style-name="P78">1) get → una funzione che fa da getter per la proprietà → DEFAULT UNDEFINIED</text:p>
      <text:p text:style-name="P78">2) set → una funzione che fa da setter per la proprietà → DEFAULT UNDEFINIED</text:p>
      <text:p text:style-name="P78">3) writable → SE VERO → valori della proprietà cambiabili </text:p>
      <text:p text:style-name="P78">4) enumerable → SE VERO – la proprietà viene mostrate durante l’enumerazione DEFAULT FALSE</text:p>
      <text:p text:style-name="P78"/>
      <text:p text:style-name="P95">CODICI PER ATTIVARE I DESCRIPTIOR DI DEFAULT </text:p>
      <text:p text:style-name="P95"/>
      <text:p text:style-name="P78">var oggetto = {}</text:p>
      <text:p text:style-name="P78"/>
      <text:p text:style-name="P78">Object.defineProperty (oggetto, “proprietà”, {value: 1});</text:p>
      <text:p text:style-name="P78"/>
      <text:p text:style-name="P78">var altroOggetto = Object.getOwnPropertyDescriptor(oggeto, “proprietà”);</text:p>
      <text:p text:style-name="P78"/>
      <text:p text:style-name="P78">Con questo comando la variabile altroOggetto eredita i descriptor dell’oggetto oggetto.</text:p>
      <text:p text:style-name="P78"/>
      <text:p text:style-name="P78">Object.defineProperties → serve per definire più di una proprietà per volta con i propri descriptor…. Utili per creare strutture di oggetti.</text:p>
      <text:p text:style-name="P78"/>
      <text:p text:style-name="P95"/>
      <text:p text:style-name="P95">FROZEN AND SEALED OBJECTS</text:p>
      <text:p text:style-name="P95"/>
      <text:p text:style-name="P78">Lo stato sealed di un oggetto serve per:</text:p>
      <text:p text:style-name="P78"/>
      <text:p text:style-name="P78">1) prevenire che le nuove proprietà vengano aggiunte ad esso</text:p>
      <text:p text:style-name="P78">2) marcare tutte le proprietà esistenti come non configurabili</text:p>
      <text:p text:style-name="P78"/>
      <text:p text:style-name="P78">Lo stato frozen di un oggetto serve per:</text:p>
      <text:p text:style-name="P78"/>
      <text:p text:style-name="P78">1) prevenire che le nuove proprietà vengano aggiunte ad esso</text:p>
      <text:p text:style-name="P78"><text:soft-page-break/>2) evitare che proprietà esisteneti vengano cancellate</text:p>
      <text:p text:style-name="P78">3) evitare che le proprietà esitenti, la loro enumerabilità, configurabilità o scrivibilità vengano cancellate</text:p>
      <text:p text:style-name="P78"/>
      <text:p text:style-name="P78"><text:s/></text:p>
      <text:p text:style-name="P94">STRICT MODE<text:line-break/> </text:p>
      <text:p text:style-name="P77">E’ un nuovo standard di ECMAScript5 che permette di utilizzare javascript in una variante ristretta</text:p>
      <text:p text:style-name="P77"/>
      <text:p text:style-name="P77">Essa serve per:</text:p>
      <text:p text:style-name="P77"/>
      <text:p text:style-name="P77">1) eliminare dei pitfaill del linguaggio che causano errori cambiandoli per produrre errori</text:p>
      <text:p text:style-name="P77">2) risolvere errori che non permettono alle enjine javascript di performare l’ottimizzazione.</text:p>
      <text:p text:style-name="P77">3) vieta alcune sintassi che potrebbero essere utilizzate in versioni future di ECMAScript</text:p>
      <text:p text:style-name="P77"/>
      <text:p text:style-name="P77">La strict mode si applica all’intero codice e non si limita a un blocco, a delle variabili <text:s/>o a delle funzioni.</text:p>
      <text:p text:style-name="P77"/>
      <text:p text:style-name="P94">COME SI ATTIVARE</text:p>
      <text:p text:style-name="P77"/>
      <text:p text:style-name="P77">“use strict”</text:p>
      <text:p text:style-name="P77">codice….</text:p>
      <text:p text:style-name="P77"/>
      <text:p text:style-name="P94">COSA PREVIENE</text:p>
      <text:p text:style-name="P94"/>
      <text:p text:style-name="P77">1) previene che vengano create variabili globali accidentalmente</text:p>
      <text:p text:style-name="P77">2) fa in modo che si possono fare assegnazioni che altrimenti produrrebbero un’eccezione</text:p>
      <text:p text:style-name="P76">3) una serie di parole diventano parole riservate</text:p>
      <text:p text:style-name="P76">4) proibisce che vengano fatti statement di una funzione al livello pià alto di un codice o unos cript</text:p>
      <text:p text:style-name="P76"/>
      <text:p text:style-name="P93"/>
      <text:p text:style-name="P93"/>
      <text:p text:style-name="P93">BUONE PRATICHE</text:p>
      <text:p text:style-name="P93"/>
      <text:p text:style-name="P76">1) creare un’unica variabile globale</text:p>
      <text:p text:style-name="P76">2) dichiarare il codice dentro una funzione da invocare immediatamente</text:p>
      <text:p text:style-name="P76"/>
      <text:p text:style-name="P76"/>
      <text:p text:style-name="P76"><text:soft-page-break/>Perchè le variabili globali sono pericolose ?</text:p>
      <text:p text:style-name="P76">- perché possono andare in collisione con i nomi delle variabili</text:p>
      <text:p text:style-name="P76">- brutta iterazione con altre app, widget o librerie</text:p>
      <text:p text:style-name="P76"/>
      <text:p text:style-name="P76">Come per pervenire ?</text:p>
      <text:p text:style-name="P76"/>
      <text:p text:style-name="P76">Java ha i package</text:p>
      <text:p text:style-name="P76">C# ha i namespace8</text:p>
      <text:p text:style-name="P76">Javscript ha la modularità</text:p>
      <text:p text:style-name="P76"/>
      <text:p text:style-name="P76"/>
      <text:p text:style-name="P93"/>
      <text:p text:style-name="P93">JAVASCRIPT MODULARE</text:p>
      <text:p text:style-name="P93"/>
      <text:p text:style-name="P76">Il javascript modulare è formato da una serie di pezzi di funzionalità disaccoppiati immagazinnati in moduli.</text:p>
      <text:p text:style-name="P76"/>
      <text:p text:style-name="P76">Si utilizza il principio del lose coupling:</text:p>
      <text:p text:style-name="P76">Limitare <text:span text:style-name="T57">le dipendenze in modo tale da prendere una facile gestibilità</text:span></text:p>
      <text:p text:style-name="P76"/>
      <text:p text:style-name="P75">Le applicazioni di javascript sono molto conseguenti.</text:p>
      <text:p text:style-name="P75">Necessitano di essere organizzate.</text:p>
      <text:p text:style-name="P75"/>
      <text:p text:style-name="P75">Per ECMAScript non esistono degli standard da seguire.</text:p>
      <text:p text:style-name="P75">Alcuni esempi sono:</text:p>
      <text:p text:style-name="P75"/>
      <text:p text:style-name="P75">CommonJS</text:p>
      <text:p text:style-name="P75">Una semplice api per dichiarare moduli dal lato server.</text:p>
      <text:p text:style-name="P75"/>
      <text:p text:style-name="P75">I moduli common Js sono pezzi di javascript riutilizzabili che esportano specifici oggetti</text:p>
      <text:p text:style-name="P75"/>
      <text:p text:style-name="P75">Common js introduce un tipo di variabili chiamate exports.</text:p>
      <text:p text:style-name="P75">Si utilizza per rendere disponibile un oggetto in altri moduli.</text:p>
      <text:p text:style-name="P75"/>
      <text:p text:style-name="P75">Per accedere a un modulo common js si usa require.</text:p>
      <text:p text:style-name="P75"/>
      <text:p text:style-name="P61">CommonJS vs AMD</text:p>
      <text:p text:style-name="P61"/>
      <text:p text:style-name="P61">AMD – ottimo per applicazioni lato browser</text:p>
      <text:p text:style-name="P61">COMMON JS – ottimo per ambiente server.</text:p>
      <text:p text:style-name="P61"/>
      <text:p text:style-name="P61"/>
      <text:p text:style-name="P61"/>
      <text:p text:style-name="P61"/>
      <text:p text:style-name="P84"><text:soft-page-break/>MODULO 5 – GRAPHICS API</text:p>
      <text:p text:style-name="P84"/>
      <text:p text:style-name="P84">SVG</text:p>
      <text:p text:style-name="P84"/>
      <text:p text:style-name="P62">Inizialmente esistevano 2 markup language che permettevano di fare grafica in una <text:s/>pagina web:</text:p>
      <text:p text:style-name="P62"/>
      <text:p text:style-name="P62">1) PGML → Precision Graphics Markup Language</text:p>
      <text:p text:style-name="P62">2) VML → Vector Markup Language</text:p>
      <text:p text:style-name="P62"/>
      <text:p text:style-name="P62">Per lunghi anni c’è stata una guerra tra i 2 linguaggi, quindi W3C decise di normalizzarli, unirli e creare un linguaggio che li accomuna entrambi: SVG.</text:p>
      <text:p text:style-name="P62">SVG 1.0 è supportato da quasi tutti i browsers.</text:p>
      <text:p text:style-name="P62"/>
      <text:p text:style-name="P84">COME FUNZIONA ?</text:p>
      <text:p text:style-name="P84"/>
      <text:p text:style-name="P62">&lt;svg <text:s/>xmlns="http://www.w3.org/2000/svg" version="1.1"&gt; …….. &lt;/svg&gt; </text:p>
      <text:p text:style-name="P62">Il tag principale che agisce come un div… al suo interno ci <text:tab/><text:tab/><text:tab/><text:tab/> <text:s text:c="2"/>andranno varie forme.</text:p>
      <text:p text:style-name="P62"/>
      <text:p text:style-name="P62">&lt;line&gt; → permette di disegnare una linea</text:p>
      <text:p text:style-name="P62">&lt;polyline&gt; → permette di disegnae una linea che si divide in più punti</text:p>
      <text:p text:style-name="P62">&lt;rect&gt; → permette di disegnare un rettangolo</text:p>
      <text:p text:style-name="P62">&lt;circle&gt; → permette di disegnare un cerchio</text:p>
      <text:p text:style-name="P62">&lt;ellypse&gt; → permette di disegnare un ellisse</text:p>
      <text:p text:style-name="P62">&lt;polygon&gt; → permette di disegnare un poligono</text:p>
      <text:p text:style-name="P62">&lt;text&gt; &lt;/text&gt; → permette di disegnare semplici testi con effetti … si può utilizzare &lt;tspan&gt; per poter fare salti di lineee…. Le x e le y si basano alle coordinate del container svg.</text:p>
      <text:p text:style-name="P62"/>
      <text:p text:style-name="P62"/>
      <text:p text:style-name="P62"/>
      <text:p text:style-name="P84">FILTRI</text:p>
      <text:p text:style-name="P62"/>
      <text:p text:style-name="P62">SVG prevede anche dei filtri… essi sono molto utili, perché permettono di dare stili alle nostre forme o animarle.</text:p>
      <text:p text:style-name="P62"/>
      <text:p text:style-name="P62">Gli stili possono essere dichiarati in 2 modi:</text:p>
      <text:p text:style-name="P62"/>
      <text:p text:style-name="P62">1) nel css</text:p>
      <text:p text:style-name="P62">2) direttamente nelle proprietà della forma</text:p>
      <text:p text:style-name="P84"/>
      <text:p text:style-name="P62">I filtri vanno scritti all’interno del tag &lt;defs&gt; &lt;/defs&gt; che è allinterno del tag &lt;svg&gt; &lt;/svg&gt;</text:p>
      <text:p text:style-name="P62"><text:soft-page-break/>All’interno di &lt;defs&gt; &lt;/defs&gt; avrem il tag &lt;filter&gt; &lt;/filter&gt;.</text:p>
      <text:p text:style-name="P62"/>
      <text:p text:style-name="P62">Il tag filter avrà un id e delle proprietà al suo interno.</text:p>
      <text:p text:style-name="P62">Il tag filter va assegnato a un elemento disegnato tramite una referenza del tag filter.</text:p>
      <text:p text:style-name="P62"/>
      <text:p text:style-name="P62">ESEMPIO</text:p>
      <text:p text:style-name="P62"/>
      <text:p text:style-name="P62">&lt;filter <text:span text:style-name="T15">id=”filtro1</text:span>”&gt;</text:p>
      <text:p text:style-name="P62"/>
      <text:p text:style-name="P62">&lt;/filter&gt;</text:p>
      <text:p text:style-name="P62">&lt;rect width:90 height: 50 fill: yellow <text:span text:style-name="T15">filter: “url(#filtro1)</text:span>” &gt;</text:p>
      <text:p text:style-name="P62"/>
      <text:p text:style-name="P84">ATTRIBUTI DEI FILTRI:<text:line-break/></text:p>
      <text:p text:style-name="P84"><text:span text:style-name="T18">x→ muve il filtro orizzontalmente a destra</text:span></text:p>
      <text:p text:style-name="P84"><text:span text:style-name="T18">y → muove il filtro <text:s/>verso il basso </text:span></text:p>
      <text:p text:style-name="P84"><text:span text:style-name="T18">width: → specifica la larghezza del filtro</text:span></text:p>
      <text:p text:style-name="P84"><text:span text:style-name="T18">height → specifica l’altezza del filtro</text:span></text:p>
      <text:p text:style-name="P84"><text:span text:style-name="T18"/></text:p>
      <text:p text:style-name="P84"><text:span text:style-name="T18"/></text:p>
      <text:p text:style-name="P84">TIPI DI EFFETTI:</text:p>
      <text:p text:style-name="P84"/>
      <text:p text:style-name="P62">1) flood → aggiunge un colore che copre la forma (fa l’override di fill e fill-stroke, attenzione)</text:p>
      <text:p text:style-name="P62"/>
      <text:p text:style-name="P62">2) gaussianBlur → fa una sfocatura gaussiana (dipende dall’attributo stdDeviation:)</text:p>
      <text:p text:style-name="P62"/>
      <text:p text:style-name="P62">3) feColorMatrix → effettua delle sfumature di colori in base a vari algoritmi:</text:p>
      <text:p text:style-name="P62">- HUE</text:p>
      <text:p text:style-name="P62">- SATURAZIONE</text:p>
      <text:p text:style-name="P62">- LUMINOSITA’</text:p>
      <text:p text:style-name="P62">- UNA MATRICE COMPLETA</text:p>
      <text:p text:style-name="P62"/>
      <text:p text:style-name="P62"/>
      <text:p text:style-name="P62"/>
      <text:p text:style-name="P84">GRADIENTI:</text:p>
      <text:p text:style-name="P62"/>
      <text:p text:style-name="P62"/>
      <text:p text:style-name="P62">I gradienti permettono di fare delle sfumature che passano da un colore ad un’altro.</text:p>
      <text:p text:style-name="P62">Abbiamo 2 tipi di attributi dei gradienti:</text:p>
      <text:p text:style-name="P62"/>
      <text:p text:style-name="P62">- linearGradient</text:p>
      <text:p text:style-name="P62">- radiantGradient</text:p>
      <text:p text:style-name="P62"/>
      <text:p text:style-name="P62"><text:soft-page-break/></text:p>
      <text:p text:style-name="P85">CSS CONS SVG:</text:p>
      <text:p text:style-name="P85"/>
      <text:p text:style-name="P63">Si può utilizzare il cs per stilare svg.</text:p>
      <text:p text:style-name="P63">Si utilizzano i namespace, come per gli xml.</text:p>
      <text:p text:style-name="P63"/>
      <text:p text:style-name="P63">Esempio</text:p>
      <text:p text:style-name="P63"/>
      <text:p text:style-name="P63">figure</text:p>
      <text:p text:style-name="P63">s|svg</text:p>
      <text:p text:style-name="P63">s|svg polygon</text:p>
      <text:p text:style-name="P63"/>
      <text:p text:style-name="P63"/>
      <text:p text:style-name="P86">CANVAS API</text:p>
      <text:p text:style-name="P86"/>
      <text:p text:style-name="P64">E’ una api di javascript.</text:p>
      <text:p text:style-name="P64">- è solo un NODE: &lt;canvas&gt;</text:p>
      <text:p text:style-name="P64">- tutte le forme sono create in modo programmatico</text:p>
      <text:p text:style-name="P64"/>
      <text:p text:style-name="P64">Può disegnare in 2 e 3 dimensioni</text:p>
      <text:p text:style-name="P64"/>
      <text:p text:style-name="P64">Si crea un’area disegnabile e tramite javascript si assegna un contesto (3d o 2d)</text:p>
      <text:p text:style-name="P64"/>
      <text:p text:style-name="P86">COMANDI </text:p>
      <text:p text:style-name="P86"/>
      <text:p text:style-name="P64">1) line</text:p>
      <text:p text:style-name="P86"/>
      <text:p text:style-name="P64">context.stroke(); → disegna la forma</text:p>
      <text:p text:style-name="P64"/>
      <text:p text:style-name="P64">context.moveTo(); → <text:s/>Sposta un elemento</text:p>
      <text:p text:style-name="P64"/>
      <text:p text:style-name="P64">context.lineTo() → muovi la linea</text:p>
      <text:p text:style-name="P64"/>
      <text:p text:style-name="P64">2) rect</text:p>
      <text:p text:style-name="P64"/>
      <text:p text:style-name="P64">context.rect(x,y,width,height)</text:p>
      <text:p text:style-name="P64"/>
      <text:p text:style-name="P64">3) arc</text:p>
      <text:p text:style-name="P64"><text:s/>context.arc(x,y,start,end,counterClockWise);</text:p>
      <text:p text:style-name="P64"/>
      <text:p text:style-name="P64">aggiunge<text:span text:style-name="T58">re *2 nelle proprietà per creare un cerchio</text:span></text:p>
      <text:p text:style-name="P64"/>
      <text:p text:style-name="P65"/>
      <text:p text:style-name="P65"/>
      <text:p text:style-name="P65"><text:soft-page-break/>2) Curve (quadratic – bezier)</text:p>
      <text:p text:style-name="P65">- quadratic curve → curva con un punto di controllo</text:p>
      <text:p text:style-name="P65">context.moveTo()</text:p>
      <text:p text:style-name="P65">context.qudraticCurve(cX, cY, endX, endY)</text:p>
      <text:p text:style-name="P65"/>
      <text:p text:style-name="P65">- bezier curve → curva con 2 punti di controllo</text:p>
      <text:p text:style-name="P65"/>
      <text:p text:style-name="P65">context.moveTo()</text:p>
      <text:p text:style-name="P65">context.quadraticCurve(cX1, cY1, cX2, cY2, endX, endY)</text:p>
      <text:p text:style-name="P65"/>
      <text:p text:style-name="P65"/>
      <text:p text:style-name="P87"/>
      <text:p text:style-name="P87">CONTEXT ACTRIBUTES</text:p>
      <text:p text:style-name="P87"/>
      <text:p text:style-name="P65">Servono per cambiare lo stile delle forme dei canvas, ovviamente si devono fare prima di .fill() e .stroke()</text:p>
      <text:p text:style-name="P65"/>
      <text:p text:style-name="P66">ESEMPIO</text:p>
      <text:p text:style-name="P66"/>
      <text:p text:style-name="P66">context.Rect(100,150,100,150);</text:p>
      <text:p text:style-name="P66">context.LineWidth= 5;</text:p>
      <text:p text:style-name="P66">context.StrokeStyle=”rgba(0,0,1,1)” → il colore della linea di contorno</text:p>
      <text:p text:style-name="P66">context.fillStyle = “yellow” → il colore di riempimento</text:p>
      <text:p text:style-name="P66">context.fill → rimempi il rettangolo</text:p>
      <text:p text:style-name="P66">context.stroke → delinea il rettangolo</text:p>
      <text:p text:style-name="P66"/>
      <text:p text:style-name="P66">Con canvas si possono auto chiudere le proprie forme.</text:p>
      <text:p text:style-name="P66"/>
      <text:p text:style-name="P66">Con contex.beginPath(); e context.closePath();</text:p>
      <text:p text:style-name="P66"/>
      <text:p text:style-name="P66"/>
      <text:p text:style-name="P66">.<text:span text:style-name="T59">fillText() → disegna un testo</text:span></text:p>
      <text:p text:style-name="P66">.<text:span text:style-name="T59">font() → scegli la font per il testo</text:span></text:p>
      <text:p text:style-name="P66"/>
      <text:p text:style-name="P67">image → visualizza delle immagini</text:p>
      <text:p text:style-name="P67"/>
      <text:p text:style-name="P67">var <text:span text:style-name="T60">o</text:span>image = new image();</text:p>
      <text:p text:style-name="P67"/>
      <text:p text:style-name="P67">image.onLoad = function () {</text:p>
      <text:p text:style-name="P67"><text:tab/>context.drawImage(<text:span text:style-name="T60">o</text:span>image,700,50);</text:p>
      <text:p text:style-name="P67">}</text:p>
      <text:p text:style-name="P67"/>
      <text:p text:style-name="P68">oimage.src = “img/success.png”;</text:p>
      <text:p text:style-name="P68"/>
      <text:p text:style-name="P68"><text:soft-page-break/>context.linearGradient() → gradienti lineari</text:p>
      <text:p text:style-name="P68">context.radialGradient() → gradienti radiali</text:p>
      <text:p text:style-name="P88"/>
      <text:p text:style-name="P88"/>
      <text:p text:style-name="P88">WEBGL (CANVAS 3D):</text:p>
      <text:p text:style-name="P88"/>
      <text:p text:style-name="P68">Basati su OpenGl</text:p>
      <text:p text:style-name="P68">Permettono di disegnare varie forme 3d </text:p>
      <text:p text:style-name="P68">Sfruttano l’accelerazione grafica della gpu tramite il GLSL language</text:p>
      <text:p text:style-name="P68"/>
      <text:p text:style-name="P68">Ci sono alcune librerie che arricchiscono il canvas:</text:p>
      <text:p text:style-name="P68"/>
      <text:p text:style-name="P68">Processing.js</text:p>
      <text:p text:style-name="P68">Kinetic.js</text:p>
      <text:p text:style-name="P68">Fabric.js</text:p>
      <text:p text:style-name="P68"/>
      <text:p text:style-name="P88">SVG O CANVAS ?</text:p>
      <text:p text:style-name="P88"/>
      <text:p text:style-name="P68">Svg è buono perché:</text:p>
      <text:p text:style-name="P68">1) facile ad usare</text:p>
      <text:p text:style-name="P68">2) elementi DOM che permettono di usare CSS e javascript</text:p>
      <text:p text:style-name="P68">3) molta accessibilità perché è scritto in markup</text:p>
      <text:p text:style-name="P68"/>
      <text:p text:style-name="P68">Canvas è ottimo perché:</text:p>
      <text:p text:style-name="P68"/>
      <text:p text:style-name="P68">1) tutto è dinamico</text:p>
      <text:p text:style-name="P68">2) è tutto a dimensione pixel</text:p>
      <text:p text:style-name="P68">3) è veloce</text:p>
      <text:p text:style-name="P68"/>
      <text:p text:style-name="P68">Svg non va bene perché:</text:p>
      <text:p text:style-name="P68"/>
      <text:p text:style-name="P68">1) diventa lento quando la struttura del DOM è più complessa</text:p>
      <text:p text:style-name="P68">2) è solo 2d</text:p>
      <text:p text:style-name="P68"/>
      <text:p text:style-name="P68">Canvas non va bene perché:</text:p>
      <text:p text:style-name="P68"/>
      <text:p text:style-name="P68">1) non ha animazioni incorporate</text:p>
      <text:p text:style-name="P68">2) poche funzioni per il testo</text:p>
      <text:p text:style-name="P68">3) non ha il supporto ad aria.</text:p>
      <text:p text:style-name="P68"/>
      <text:p text:style-name="P69">Quindi</text:p>
      <text:p text:style-name="P69"/>
      <text:p text:style-name="P69">SVG → rappresentazioni grafice, diagrammi ecc,</text:p>
      <text:p text:style-name="P69">CANVAS → editing di immagini, color picking , giochi ecc…</text:p>
      <text:p text:style-name="P90"><text:soft-page-break/></text:p>
      <text:p text:style-name="P89">MODULO 6 – NodeJS</text:p>
      <text:p text:style-name="P89"/>
      <text:p text:style-name="P70">NodeJS è un nuovo contesto che garantisce javascript dal lato server.</text:p>
      <text:p text:style-name="P70"/>
      <text:p text:style-name="P70">Sviluppato da google su google chrome</text:p>
      <text:p text:style-name="P70">Veloce </text:p>
      <text:p text:style-name="P70">Open Source</text:p>
      <text:p text:style-name="P70"/>
      <text:p text:style-name="P70">E’ fatto per scrivere applicazioni web scalabili </text:p>
      <text:p text:style-name="P70"/>
      <text:p text:style-name="P70">- Event driven <text:s/>e modello i/o asincrono</text:p>
      <text:p text:style-name="P70">- Minimizza il sovraccarico e massimizza la scalabilità</text:p>
      <text:p text:style-name="P70"/>
      <text:p text:style-name="P89">BLOCKING AND NO BLOCKING</text:p>
      <text:p text:style-name="P89"/>
      <text:p text:style-name="P70">Un programma blocking per svolgere l’opreazione b bisogna aspettare che finisce l’operazione a.</text:p>
      <text:p text:style-name="P70"/>
      <text:p text:style-name="P70">Un programma no blocking per svolgere l’opreazione b non deve aspettare che l’opreazione a finisca, esso utilizza il principio del callback, ossia un’azione che viene richiamata quando un’operazione finisce indipendentemente dalle altre operazioni.</text:p>
      <text:p text:style-name="P70"/>
      <text:p text:style-name="P70">Node js e le sue librerie sono disegnate per essere noo blocking, ma a volte possono essere anche blocking.</text:p>
      <text:p text:style-name="P70"/>
      <text:p text:style-name="P70">Il javascript è un linguaggio che non si basa su i threads ma sugli eventi,</text:p>
      <text:p text:style-name="P70"/>
      <text:p text:style-name="P70">NodeJs implementa gli standard di commonJs</text:p>
      <text:p text:style-name="P70"/>
      <text:p text:style-name="P70">NPM → node package manage, permette di scaricare tutti i pacchetti che servono includendo tutte le derivate e le librerie necessarie.</text:p>
      <text:p text:style-name="P70"/>
      <text:p text:style-name="P70">Si usa da terminale e funziona scrivendo “npm” e poi un comando come “Install” seguito da cosa vogliamo installare.</text:p>
      <text:p text:style-name="P70"/>
      <text:p text:style-name="P71">Node js non serve per:</text:p>
      <text:p text:style-name="P71"/>
      <text:p text:style-name="P71">1) essere un web framework</text:p>
      <text:p text:style-name="P71">2) multi thread</text:p>
      <text:p text:style-name="P71"/>
      <text:p text:style-name="P71"/>
      <text:p text:style-name="P71"/>
      <text:p text:style-name="P71"/>
      <text:p text:style-name="P91"><text:soft-page-break/>MODULI HTTP</text:p>
      <text:p text:style-name="P91"/>
      <text:p text:style-name="P91">CREAZIONE SERVER</text:p>
      <text:p text:style-name="P91"/>
      <text:p text:style-name="P71">var http = require (“http”);</text:p>
      <text:p text:style-name="P72">var server = http.createServer();</text:p>
      <text:p text:style-name="P72"/>
      <text:p text:style-name="P72">server.listen(3000) → mettere il server in ascolto con una porta</text:p>
      <text:p text:style-name="P72"/>
      <text:p text:style-name="P72"/>
      <text:p text:style-name="P72">Create server è anche una funzione più complessa</text:p>
      <text:p text:style-name="P72"/>
      <text:p text:style-name="P72"/>
      <text:p text:style-name="P72">http.createServer (function(request, response) {</text:p>
      <text:p text:style-name="P72"/>
      <text:p text:style-name="P72"/>
      <text:p text:style-name="P72">}).listen(1337);</text:p>
      <text:p text:style-name="P72"/>
      <text:p text:style-name="P72"/>
      <text:p text:style-name="P73">Server response è per la risposta che viene mandata al client</text:p>
      <text:p text:style-name="P72"/>
      <text:p text:style-name="P72"/>
      <text:p text:style-name="P73">http.creaeteServer(function(request, response) {</text:p>
      <text:p text:style-name="P73"><text:tab/>response.writeHead(200, {‘conte-type’ : ‘text/plain’});</text:p>
      <text:p text:style-name="P73"><text:tab/>response.write(‘hello’);</text:p>
      <text:p text:style-name="P73"><text:tab/>respone.end(‘word’);</text:p>
      <text:p text:style-name="P73">});</text:p>
      <text:p text:style-name="P72"/>
      <text:p text:style-name="P72"/>
      <text:p text:style-name="P74">EVENTI IMPORTANTI DI RICHIESTA:</text:p>
      <text:p text:style-name="P74"/>
      <text:p text:style-name="P74">data </text:p>
      <text:p text:style-name="P74">end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2"><text:soft-page-break/>FS E MODULI URL</text:p>
      <text:p text:style-name="P92"/>
      <text:p text:style-name="P74">Manipola le iterazioni col filesystem</text:p>
      <text:p text:style-name="P74"/>
      <text:p text:style-name="P74">var fs = require(‘fs’);</text:p>
      <text:p text:style-name="P102"/>
      <text:p text:style-name="P102">LETTURA FILE ASINCRONA</text:p>
      <text:p text:style-name="P102"/>
      <text:p text:style-name="P131"><text:span text:style-name="T34">fs.readFile('</text:span><text:span text:style-name="T41">index.html</text:span><text:span text:style-name="T34">', function(err, data) {</text:span></text:p>
      <text:p text:style-name="P137"><text:span text:style-name="T34"><text:s text:c="2"/>if(err) res.end('</text:span><text:span text:style-name="T41">Error reading index</text:span><text:span text:style-name="T34">');</text:span></text:p>
      <text:p text:style-name="P137"><text:span text:style-name="T34"><text:s text:c="2"/>console.log(data.toString()); </text:span><text:span text:style-name="T50">// Display file contents</text:span></text:p>
      <text:p text:style-name="P137"><text:span text:style-name="T34">});</text:span></text:p>
      <text:p text:style-name="P102"/>
      <text:p text:style-name="P102">LETTURA FILE SINCRONA</text:p>
      <text:p text:style-name="P102"/>
      <text:p text:style-name="P131"><text:span text:style-name="T46">var </text:span><text:span text:style-name="T34">data = fs.readFileSync('</text:span><text:span text:style-name="T41">index.html</text:span><text:span text:style-name="T34">');</text:span></text:p>
      <text:p text:style-name="P137"><text:span text:style-name="T34">console.log(data.toString()); </text:span><text:span text:style-name="T50">// Display file contents</text:span></text:p>
      <text:p text:style-name="P74"/>
      <text:p text:style-name="P74">si usa toString per convertire un buffer in una stringa.</text:p>
      <text:p text:style-name="P74"/>
      <text:p text:style-name="P74">SERVING FILES</text:p>
      <text:p text:style-name="P74"/>
      <text:p text:style-name="P74">response.end(data) → visualizza il contenuto dei file.</text:p>
      <text:p text:style-name="P74"/>
      <text:p text:style-name="P74"/>
      <text:p text:style-name="P74">I MODULI FS POSSONO ESSERE UTILIZZATI ANCHE PER:</text:p>
      <text:p text:style-name="P74"/>
      <text:p text:style-name="P74">1) scrivere file</text:p>
      <text:p text:style-name="P74">2) rinominare file</text:p>
      <text:p text:style-name="P74">3) cancellare file o directory</text:p>
      <text:p text:style-name="P74">4) cambiare permessi su file e directory</text:p>
      <text:p text:style-name="P74">…</text:p>
      <text:p text:style-name="P98"/>
      <text:p text:style-name="P82"/>
      <text:p text:style-name="P82"/>
      <text:p text:style-name="P81">URL MODULE</text:p>
      <text:p text:style-name="P81"/>
      <text:p text:style-name="P81">serve per manipolare gli url</text:p>
      <text:p text:style-name="P81"/>
      <text:p text:style-name="P81">var url = require(“url”);</text:p>
      <text:p text:style-name="P81"/>
      <text:p text:style-name="P81">PARSING DELL’URL</text:p>
      <text:p text:style-name="P81"/>
      <text:p text:style-name="P81">var d = url.parse(request.url, true); →<text:span text:style-name="T61"> ritorna un json leterale se si mette true</text:span></text:p>
      <text:p text:style-name="P81">console.log(d);</text:p>
      <text:p text:style-name="P83"><text:soft-page-break/>url.resolve(“url1” “urlw”); → prende l’url dall url1 <text:s/>e l’url2</text:p>
      <text:p text:style-name="P83"/>
      <text:p text:style-name="P133"><text:span text:style-name="T46">var </text:span><text:span text:style-name="T34">a = url.resolve('</text:span><text:span text:style-name="T41">/js/main.js</text:span><text:span text:style-name="T34">', '</text:span><text:span text:style-name="T41">func.js</text:span><text:span text:style-name="T34">');</text:span></text:p>
      <text:p text:style-name="P137"><text:span text:style-name="T50">// /js/func.js</text:span></text:p>
      <text:p text:style-name="P137"><text:span text:style-name="T46">var </text:span><text:span text:style-name="T34">b = url.resolve('</text:span><text:span text:style-name="T41">http://localhost:3000/</text:span><text:span text:style-name="T34">', </text:span></text:p>
      <text:p text:style-name="P137"><text:span text:style-name="T34"><text:s text:c="2"/>'</text:span><text:span text:style-name="T41">/css/main.css</text:span><text:span text:style-name="T34">');</text:span></text:p>
      <text:p text:style-name="P137"><text:span text:style-name="T50">// http://localhost:3000/css/main.css</text:span></text:p>
      <text:p text:style-name="P137"><text:span text:style-name="T46">var </text:span><text:span text:style-name="T34">c = url.resolve('</text:span><text:span text:style-name="T41">http://localhost:3000/js/main.js</text:span><text:span text:style-name="T34">', </text:span></text:p>
      <text:p text:style-name="P137"><text:span text:style-name="T34"><text:s text:c="2"/>'</text:span><text:span text:style-name="T41">/css/main.css</text:span><text:span text:style-name="T34">');</text:span></text:p>
      <text:p text:style-name="P137"><text:span text:style-name="T50">// </text:span><text:a xlink:type="simple" xlink:href="http://localhost:3000/css/main.css" text:style-name="Internet_20_link" text:visited-style-name="Visited_20_Internet_20_Link">http://localhost:3000/css/main.css</text:a></text:p>
      <text:p text:style-name="P137"><text:span text:style-name="T51"/></text:p>
      <text:p text:style-name="P137"><text:span text:style-name="T51"/></text:p>
      <text:p text:style-name="P138"><text:span text:style-name="T51"/></text:p>
      <text:p text:style-name="P141"><text:span text:style-name="T62">EXPRESS:</text:span></text:p>
      <text:p text:style-name="P141"><text:span text:style-name="T62"/></text:p>
      <text:p text:style-name="P142">express è un potente e semplice <text:s/>web framework basato su node js che permette di creare in modo ottimale applicazioni web e mobile.</text:p>
      <text:p text:style-name="P142"/>
      <text:p text:style-name="P142">Var express = require(“express”);</text:p>
      <text:p text:style-name="P142">var app = express();</text:p>
      <text:p text:style-name="P142"/>
      <text:p text:style-name="P142">A cosa serve ?</text:p>
      <text:p text:style-name="P142"/>
      <text:p text:style-name="P142">- gestisce le richieste in modo semplice</text:p>
      <text:p text:style-name="P142">- gestisce i middlewares</text:p>
      <text:p text:style-name="P142">- permette di usare tempalting engines</text:p>
      <text:p text:style-name="P103"/>
      <text:p text:style-name="P103">app.verbo(url, callback);</text:p>
      <text:p text:style-name="P103"/>
      <text:p text:style-name="P103">esempio di get</text:p>
      <text:p text:style-name="P103"/>
      <text:p text:style-name="P103">app.get(“/”, function(request, response){</text:p>
      <text:p text:style-name="P103"/>
      <text:p text:style-name="P103">{);</text:p>
      <text:p text:style-name="P103"/>
      <text:p text:style-name="P104">app.get(“/home”, function(request,response){</text:p>
      <text:p text:style-name="P104"/>
      <text:p text:style-name="P104">});</text:p>
      <text:p text:style-name="P104"/>
      <text:p text:style-name="P104">app.get(“/contact”, function(request,response){</text:p>
      <text:p text:style-name="P104"/>
      <text:p text:style-name="P104">});</text:p>
      <text:p text:style-name="P104"/>
      <text:p text:style-name="P104">app.post(“/home”, function(request,response){</text:p>
      <text:p text:style-name="P104"/>
      <text:p text:style-name="P104">});</text:p>
      <text:p text:style-name="P104"><text:soft-page-break/>Il carattere “:”</text:p>
      <text:p text:style-name="P104"/>
      <text:p text:style-name="P104">Serve per richiamare variabili all’interno di una stringa</text:p>
      <text:p text:style-name="P134"><text:span text:style-name="T34">app.get('</text:span><text:span text:style-name="T41">/commits/:commitid</text:span><text:span text:style-name="T34">', function(req, res) {</text:span></text:p>
      <text:p text:style-name="P137"><text:span text:style-name="T37"><text:tab/></text:span><text:span text:style-name="T46">var </text:span><text:span text:style-name="T34">commitId = req.params.commitid;</text:span></text:p>
      <text:p text:style-name="P137"><text:span text:style-name="T37"><text:tab/></text:span><text:span text:style-name="T50">// ...</text:span></text:p>
      <text:p text:style-name="P137"><text:span text:style-name="T34">});</text:span></text:p>
      <text:p text:style-name="P104"/>
      <text:p text:style-name="P104">app.all → cattura tutti i verbi di richiesta (put,delete ecc…)</text:p>
      <text:p text:style-name="P104"/>
      <text:p text:style-name="P104">Visto che app all cattura tutte le richieste.. si usa next() per passare da una route a un’altra.</text:p>
      <text:p text:style-name="P104"/>
      <text:p text:style-name="P104"/>
      <text:p text:style-name="P104"/>
      <text:p text:style-name="P106">MIDDLEWARES</text:p>
      <text:p text:style-name="P106"/>
      <text:p text:style-name="P104">I middlewares sono pezzi di codice stackables</text:p>
      <text:p text:style-name="P104"/>
      <text:p text:style-name="P104">stackable significa che l’ordine è importante</text:p>
      <text:p text:style-name="P104"/>
      <text:p text:style-name="P104">chiamata dal metodo app.use</text:p>
      <text:p text:style-name="P104"/>
      <text:p text:style-name="P104">utilizzabili col modulo <text:s/>module.request</text:p>
      <text:p text:style-name="P104"/>
      <text:p text:style-name="P104">possono chiamare altri modulo per richiederli</text:p>
      <text:p text:style-name="P104"/>
      <text:p text:style-name="P105">possono accedere alle richieste, risposte e next</text:p>
      <text:p text:style-name="P105"/>
      <text:p text:style-name="P105">possono chiamare altri moduli con require</text:p>
      <text:p text:style-name="P105"/>
      <text:p text:style-name="P135"><text:span text:style-name="T46">var </text:span><text:span text:style-name="T34">express = require('</text:span><text:span text:style-name="T41">express</text:span><text:span text:style-name="T34">');</text:span></text:p>
      <text:p text:style-name="P137"><text:span text:style-name="T46">var </text:span><text:span text:style-name="T34">app = express();</text:span></text:p>
      <text:p text:style-name="P137"><text:span text:style-name="T46">var </text:span><text:span text:style-name="T34">middleware = require('</text:span><text:span text:style-name="T41">./middleware</text:span><text:span text:style-name="T34">');</text:span></text:p>
      <text:p text:style-name="P143"/>
      <text:p text:style-name="P137"><text:span text:style-name="T34">app.use(middleware);</text:span></text:p>
      <text:p text:style-name="P137"><text:span text:style-name="T34">app.get('*', </text:span><text:span text:style-name="T46">function</text:span><text:span text:style-name="T34">(req, res) { res.send("</text:span><text:span text:style-name="T41">Hello</text:span><text:span text:style-name="T34">"); });</text:span></text:p>
      <text:p text:style-name="P137"><text:span text:style-name="T34">app.listen(8000);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7"><text:soft-page-break/>TEMPLATING SYSTEMS:</text:p>
      <text:p text:style-name="P105">Sono linguaggi che permettono di creare html ad esempio in modo pià semplice</text:p>
      <text:p text:style-name="P105">utilizzano app.seet</text:p>
      <text:p text:style-name="P105"/>
      <text:p text:style-name="P107">JADE</text:p>
      <text:p text:style-name="P107"/>
      <text:p text:style-name="P105">Jade è un terse language per creare html</text:p>
      <text:p text:style-name="P105">La sua sintassi è molto semplice,</text:p>
      <text:p text:style-name="P105">I tag sono semplici parole senza “&lt;” “/&gt;”</text:p>
      <text:p text:style-name="P105">Si deve rispettare l’indentatura (come python)</text:p>
      <text:p text:style-name="P105">Gli attributi sono dentro parentisi</text:p>
      <text:p text:style-name="P105">il testo che segue è il contenuto</text:p>
      <text:p text:style-name="P105"/>
      <text:p text:style-name="P107">SETTARE JADE</text:p>
      <text:p text:style-name="P136"><text:span text:style-name="T47">var </text:span><text:span text:style-name="T36">path = require('</text:span><text:span text:style-name="T42">path</text:span><text:span text:style-name="T36">');</text:span></text:p>
      <text:p text:style-name="P137"><text:span text:style-name="T50">// Set Jade as the template engine</text:span></text:p>
      <text:p text:style-name="P137"><text:span text:style-name="T34">app.set('</text:span><text:span text:style-name="T41">view engine</text:span><text:span text:style-name="T34">', '</text:span><text:span text:style-name="T41">jade</text:span><text:span text:style-name="T34">');</text:span></text:p>
      <text:p text:style-name="P137"><text:span text:style-name="T50">// Tells where to find Jade views</text:span></text:p>
      <text:p text:style-name="P137"><text:span text:style-name="T34">app.set('</text:span><text:span text:style-name="T41">views</text:span><text:span text:style-name="T34">', path.join(__dirname, '</text:span><text:span text:style-name="T41">templates</text:span><text:span text:style-name="T34">'));</text:span></text:p>
      <text:p text:style-name="P107"/>
      <text:p text:style-name="P107"/>
      <text:p text:style-name="P107">ESEMPIO DI JADE</text:p>
      <text:p text:style-name="P136"><text:span text:style-name="T36">doctype</text:span></text:p>
      <text:p text:style-name="P137"><text:span text:style-name="T34">html</text:span></text:p>
      <text:p text:style-name="P137"><text:span text:style-name="T34"><text:s text:c="2"/>head</text:span></text:p>
      <text:p text:style-name="P137"><text:span text:style-name="T34"><text:s text:c="4"/>title My Jade File</text:span></text:p>
      <text:p text:style-name="P137"><text:span text:style-name="T34"><text:s text:c="4"/>style .red { color: red; }</text:span></text:p>
      <text:p text:style-name="P137"><text:span text:style-name="T34"><text:s text:c="2"/>body</text:span></text:p>
      <text:p text:style-name="P137"><text:span text:style-name="T34"><text:s text:c="4"/>h1 This is my Jade file</text:span></text:p>
      <text:p text:style-name="P137"><text:span text:style-name="T34"><text:s text:c="4"/>div</text:span></text:p>
      <text:p text:style-name="P137"><text:span text:style-name="T34"><text:s text:c="6"/>p.red Lorem ipsum</text:span></text:p>
      <text:p text:style-name="P137"><text:span text:style-name="T34"><text:s text:c="6"/>p Dolor sit amet</text:span></text:p>
      <text:p text:style-name="P137"><text:span text:style-name="T34"><text:s text:c="4"/>footer</text:span></text:p>
      <text:p text:style-name="P137"><text:span text:style-name="T34"><text:s text:c="6"/>span Copyright me</text:span></text:p>
      <text:p text:style-name="P107"/>
      <text:p text:style-name="P107"/>
      <text:p text:style-name="P105">Si può creare un’oggetto di serverResponse per renderizzare degli elementi con jade</text:p>
      <text:p text:style-name="P105"/>
      <text:p text:style-name="P105">Funzioni avanzate:</text:p>
      <text:p text:style-name="P105">Caratteristiche strutturali</text:p>
      <text:p text:style-name="P105">- inclusioni di file</text:p>
      <text:p text:style-name="P105">- estensione in templates</text:p>
      <text:p text:style-name="P105">- mixins</text:p>
      <text:p text:style-name="P105"/>
      <text:p text:style-name="P105">Caratteritiche funzionalità</text:p>
      <text:p text:style-name="P105">- variabili</text:p>
      <text:p text:style-name="P105">-if, then, else, switch, when, for ecc...</text:p>
      <text:p text:style-name="P107"><text:soft-page-break/>MONGO DB</text:p>
      <text:p text:style-name="P107"/>
      <text:p text:style-name="P105">Mongo db è un motore che serve per creare document database</text:p>
      <text:p text:style-name="P105"/>
      <text:p text:style-name="P105">- immagazzina oggetti in json</text:p>
      <text:p text:style-name="P105">- molto maneggevole con node js</text:p>
      <text:p text:style-name="P105"/>
      <text:p text:style-name="P105">Non è un database di sql</text:p>
      <text:p text:style-name="P105">- le query di mongo db sono fatte tramite funzioni</text:p>
      <text:p text:style-name="P105"/>
      <text:p text:style-name="P135"><text:span text:style-name="T46">var </text:span><text:span text:style-name="T34">mongo = require('</text:span><text:span text:style-name="T41">mongodb</text:span><text:span text:style-name="T34">');</text:span></text:p>
      <text:p text:style-name="P137"><text:span text:style-name="T46">var </text:span><text:span text:style-name="T34">mongoose = require('</text:span><text:span text:style-name="T41">mongoose</text:span><text:span text:style-name="T34">');</text:span></text:p>
      <text:p text:style-name="P137"><text:span text:style-name="T34">mongoose.connect('</text:span><text:span text:style-name="T41">localhost</text:span><text:span text:style-name="T34">', '</text:span><text:span text:style-name="T41">dbname</text:span><text:span text:style-name="T34">');</text:span></text:p>
      <text:p text:style-name="P143"/>
      <text:p text:style-name="P137"><text:span text:style-name="T46">var </text:span><text:span text:style-name="T34">db = mongoose.connection;</text:span></text:p>
      <text:p text:style-name="P137"><text:span text:style-name="T34">db.on('</text:span><text:span text:style-name="T41">error</text:span><text:span text:style-name="T34">', </text:span><text:span text:style-name="T46">function</text:span><text:span text:style-name="T34"> () {</text:span></text:p>
      <text:p text:style-name="P137"><text:span text:style-name="T34"><text:s text:c="2"/>console.log('</text:span><text:span text:style-name="T41">connection error</text:span><text:span text:style-name="T34">');</text:span></text:p>
      <text:p text:style-name="P137"><text:span text:style-name="T34">});</text:span></text:p>
      <text:p text:style-name="P137"><text:span text:style-name="T34">db.once('</text:span><text:span text:style-name="T41">open</text:span><text:span text:style-name="T34">', </text:span><text:span text:style-name="T46">function</text:span><text:span text:style-name="T34"> () {</text:span></text:p>
      <text:p text:style-name="P137"><text:span text:style-name="T34"><text:s text:c="2"/></text:span><text:span text:style-name="T50">// Do what you wanna do</text:span></text:p>
      <text:p text:style-name="P137"><text:span text:style-name="T34">});</text:span></text:p>
      <text:p text:style-name="P105"/>
      <text:p text:style-name="P105">Per sempoficare la vita dobbiam mettere la variabile db al request</text:p>
      <text:p text:style-name="P135"><text:span text:style-name="T34">pp.use(</text:span><text:span text:style-name="T46">function</text:span><text:span text:style-name="T34">(req,res,next){</text:span></text:p>
      <text:p text:style-name="P137"><text:span text:style-name="T34"><text:s text:c="4"/>req.db = db;</text:span></text:p>
      <text:p text:style-name="P137"><text:span text:style-name="T34"><text:s text:c="4"/>next();</text:span></text:p>
      <text:p text:style-name="P137"><text:span text:style-name="T34">});</text:span></text:p>
      <text:p text:style-name="P105"/>
      <text:p text:style-name="P105"/>
      <text:p text:style-name="P105">LE TABELLE SI CREANO ATTRAVERSO MONGOOSE SCHEMA</text:p>
      <text:p text:style-name="P105"/>
      <text:p text:style-name="P135"><text:span text:style-name="T46">var </text:span><text:span text:style-name="T34">Schema = mongoose.Schema;</text:span></text:p>
      <text:p text:style-name="P143"/>
      <text:p text:style-name="P137"><text:span text:style-name="T46">var </text:span><text:span text:style-name="T34">carSchema = new Schema({</text:span></text:p>
      <text:p text:style-name="P137"><text:span text:style-name="T34"><text:s text:c="4"/>model: String,</text:span></text:p>
      <text:p text:style-name="P137"><text:span text:style-name="T34"><text:s text:c="4"/>brand: String,</text:span></text:p>
      <text:p text:style-name="P137"><text:span text:style-name="T34"><text:s text:c="4"/>price: Number</text:span></text:p>
      <text:p text:style-name="P137"><text:span text:style-name="T34">});</text:span></text:p>
      <text:p text:style-name="P105"/>
      <text:p text:style-name="P105">SI POSSONO AGGIUNGERE COMPROTAMENTI AGLI SCHEMI</text:p>
      <text:p text:style-name="P105"/>
      <text:p text:style-name="P135"><text:span text:style-name="T34">carSchema.methods.start = </text:span><text:span text:style-name="T46">function</text:span><text:span text:style-name="T34">() {</text:span></text:p>
      <text:p text:style-name="P137"><text:span text:style-name="T34"><text:s text:c="4"/>console.log('</text:span><text:span text:style-name="T41">Vroom</text:span><text:span text:style-name="T34">');</text:span></text:p>
      <text:p text:style-name="P137"><text:span text:style-name="T34">};</text:span></text:p>
      <text:p text:style-name="P105"/>
      <text:p text:style-name="P105"/>
      <text:p text:style-name="P105"/>
      <text:p text:style-name="P105"><text:soft-page-break/>GLI SCHEMI SONO SOLO STRUTTURE DI DATI</text:p>
      <text:p text:style-name="P105">- Noi dobbiamo compilarli per poterli utilizzare</text:p>
      <text:p text:style-name="P135"><text:span text:style-name="T46">var </text:span><text:span text:style-name="T34">Car = mongoose.model('</text:span><text:span text:style-name="T41">Car</text:span><text:span text:style-name="T34">', carSchema)</text:span></text:p>
      <text:p text:style-name="P105"/>
      <text:p text:style-name="P105"/>
      <text:p text:style-name="P107">CRUD</text:p>
      <text:p text:style-name="P107"/>
      <text:p text:style-name="P105">Create </text:p>
      <text:p text:style-name="P135"><text:span text:style-name="T46">var </text:span><text:span text:style-name="T34">myCar = </text:span><text:span text:style-name="T63">new</text:span><text:span text:style-name="T34"> Car({</text:span></text:p>
      <text:p text:style-name="P137"><text:span text:style-name="T34"><text:s text:c="3"/>model: '</text:span><text:span text:style-name="T41">Focus</text:span><text:span text:style-name="T34">', </text:span></text:p>
      <text:p text:style-name="P137"><text:span text:style-name="T34"><text:s text:c="3"/>brand: '</text:span><text:span text:style-name="T41">Ford</text:span><text:span text:style-name="T34">', </text:span></text:p>
      <text:p text:style-name="P137"><text:span text:style-name="T34"><text:s text:c="3"/>price: </text:span><text:span text:style-name="T65">8500</text:span></text:p>
      <text:p text:style-name="P137"><text:span text:style-name="T34">});</text:span></text:p>
      <text:p text:style-name="P143"/>
      <text:p text:style-name="P137"><text:span text:style-name="T50">// Create</text:span></text:p>
      <text:p text:style-name="P137"><text:span text:style-name="T34">myCar.save();</text:span></text:p>
      <text:p text:style-name="P105"/>
      <text:p text:style-name="P105"/>
      <text:p text:style-name="P105">READ</text:p>
      <text:p text:style-name="P135"><text:span text:style-name="T49"/></text:p>
      <text:p text:style-name="P137"><text:span text:style-name="T34">Car.find({model: '</text:span><text:span text:style-name="T41">Focus</text:span><text:span text:style-name="T34">'}).where('</text:span><text:span text:style-name="T41">price</text:span><text:span text:style-name="T34">').gt(</text:span><text:span text:style-name="T65">5000</text:span><text:span text:style-name="T34">)</text:span></text:p>
      <text:p text:style-name="P137"><text:span text:style-name="T34"><text:s text:c="6"/>.exec(</text:span><text:span text:style-name="T46">function</text:span><text:span text:style-name="T34">(err, myCar) {</text:span></text:p>
      <text:p text:style-name="P143"/>
      <text:p text:style-name="P137"><text:span text:style-name="T34">});</text:span></text:p>
      <text:p text:style-name="P137"><text:span text:style-name="T35"/></text:p>
      <text:p text:style-name="P139"><text:span text:style-name="T35">UPDATE</text:span></text:p>
      <text:p text:style-name="P139"><text:span text:style-name="T35"/></text:p>
      <text:p text:style-name="P139"><text:span text:style-name="T34">Model.update({model:'</text:span><text:span text:style-name="T41">Focus</text:span><text:span text:style-name="T34">'}, {price: </text:span><text:span text:style-name="T65">9000</text:span><text:span text:style-name="T34"> });</text:span></text:p>
      <text:p text:style-name="P122"><text:span text:style-name="T35"/></text:p>
      <text:p text:style-name="P122"><text:span text:style-name="T35"/></text:p>
      <text:p text:style-name="P122"><text:span text:style-name="T35">DELETE</text:span></text:p>
      <text:p text:style-name="P139"><text:span text:style-name="T34">myCar.remove();</text:span></text:p>
      <text:p text:style-name="P122"><text:span text:style-name="T35"/></text:p>
      <text:p text:style-name="P122"><text:span text:style-name="T35"/></text:p>
      <text:p text:style-name="P123"><text:span text:style-name="T28">MIGLIORI PRATICHE</text:span></text:p>
      <text:p text:style-name="P123"><text:span text:style-name="T28"/></text:p>
      <text:p text:style-name="P124"><text:span text:style-name="T28">Con javascript possiamo lavorare in asincrono quindi possiamo usare dei callback per poter avere delle risposte alle nostre funzioni.</text:span></text:p>
      <text:p text:style-name="P125"/>
      <text:p text:style-name="P140"><text:span text:style-name="T34">myCar.remove(</text:span><text:span text:style-name="T46">function</text:span><text:span text:style-name="T34">(err, result) {</text:span></text:p>
      <text:p text:style-name="P125"><text:tab/>operazioni</text:p>
      <text:p text:style-name="P140"><text:span text:style-name="T34">});</text:span></text:p>
      <text:p text:style-name="P124"/>
      <text:p text:style-name="P105"/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definit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el_20_testo_20_giustificato" style:display-name="Corpo del testo giustificato" style:family="paragraph" style:parent-style-name="Predefinit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-tête_20_de_20_section_7e_LT_7e_Gliederung_20_1" style:display-name="En-tête de section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-tête_20_de_20_section_7e_LT_7e_Gliederung_20_2" style:display-name="En-tête de section~LT~Gliederung 2" style:family="paragraph" style:parent-style-name="En-tête_20_de_20_section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-tête_20_de_20_section_7e_LT_7e_Gliederung_20_3" style:display-name="En-tête de section~LT~Gliederung 3" style:family="paragraph" style:parent-style-name="En-tête_20_de_20_section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Gliederung_20_4" style:display-name="En-tête de section~LT~Gliederung 4" style:family="paragraph" style:parent-style-name="En-tête_20_de_20_section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Gliederung_20_5" style:display-name="En-tête de section~LT~Gliederung 5" style:family="paragraph" style:parent-style-name="En-tête_20_de_20_section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Gliederung_20_6" style:display-name="En-tête de section~LT~Gliederung 6" style:family="paragraph" style:parent-style-name="En-tête_20_de_20_section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Gliederung_20_7" style:display-name="En-tête de section~LT~Gliederung 7" style:family="paragraph" style:parent-style-name="En-tête_20_de_20_section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Gliederung_20_8" style:display-name="En-tête de section~LT~Gliederung 8" style:family="paragraph" style:parent-style-name="En-tête_20_de_20_section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Gliederung_20_9" style:display-name="En-tête de section~LT~Gliederung 9" style:family="paragraph" style:parent-style-name="En-tête_20_de_20_section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-tête_20_de_20_section_7e_LT_7e_Titel" style:display-name="En-tête de section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-tête_20_de_20_section_7e_LT_7e_Untertitel" style:display-name="En-tête de secti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-tête_20_de_20_section_7e_LT_7e_Notizen" style:display-name="En-tête de sec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-tête_20_de_20_section_7e_LT_7e_Hintergrundobjekte" style:display-name="En-tête de sec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-tête_20_de_20_section_7e_LT_7e_Hintergrund" style:display-name="En-tête de sec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re_20_et_20_contenu_7e_LT_7e_Gliederung_20_1" style:display-name="1_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re_20_et_20_contenu_7e_LT_7e_Gliederung_20_2" style:display-name="1_Titre et contenu~LT~Gliederung 2" style:family="paragraph" style:parent-style-name="_31__5f_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re_20_et_20_contenu_7e_LT_7e_Gliederung_20_3" style:display-name="1_Titre et contenu~LT~Gliederung 3" style:family="paragraph" style:parent-style-name="_31__5f_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Gliederung_20_4" style:display-name="1_Titre et contenu~LT~Gliederung 4" style:family="paragraph" style:parent-style-name="_31__5f_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Gliederung_20_5" style:display-name="1_Titre et contenu~LT~Gliederung 5" style:family="paragraph" style:parent-style-name="_31__5f_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Gliederung_20_6" style:display-name="1_Titre et contenu~LT~Gliederung 6" style:family="paragraph" style:parent-style-name="_31__5f_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Gliederung_20_7" style:display-name="1_Titre et contenu~LT~Gliederung 7" style:family="paragraph" style:parent-style-name="_31__5f_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Gliederung_20_8" style:display-name="1_Titre et contenu~LT~Gliederung 8" style:family="paragraph" style:parent-style-name="_31__5f_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Gliederung_20_9" style:display-name="1_Titre et contenu~LT~Gliederung 9" style:family="paragraph" style:parent-style-name="_31__5f_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re_20_et_20_contenu_7e_LT_7e_Titel" style:display-name="1_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re_20_et_20_contenu_7e_LT_7e_Untertitel" style:display-name="1_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re_20_et_20_contenu_7e_LT_7e_Notizen" style:display-name="1_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re_20_et_20_contenu_7e_LT_7e_Hintergrundobjekte" style:display-name="1_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re_20_et_20_contenu_7e_LT_7e_Hintergrund" style:display-name="1_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2__5f_Titre_20_et_20_contenu_7e_LT_7e_Gliederung_20_1" style:display-name="2_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Titre_20_et_20_contenu_7e_LT_7e_Gliederung_20_2" style:display-name="2_Titre et contenu~LT~Gliederung 2" style:family="paragraph" style:parent-style-name="_32__5f_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2__5f_Titre_20_et_20_contenu_7e_LT_7e_Gliederung_20_3" style:display-name="2_Titre et contenu~LT~Gliederung 3" style:family="paragraph" style:parent-style-name="_32__5f_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Gliederung_20_4" style:display-name="2_Titre et contenu~LT~Gliederung 4" style:family="paragraph" style:parent-style-name="_32__5f_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Gliederung_20_5" style:display-name="2_Titre et contenu~LT~Gliederung 5" style:family="paragraph" style:parent-style-name="_32__5f_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Gliederung_20_6" style:display-name="2_Titre et contenu~LT~Gliederung 6" style:family="paragraph" style:parent-style-name="_32__5f_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Gliederung_20_7" style:display-name="2_Titre et contenu~LT~Gliederung 7" style:family="paragraph" style:parent-style-name="_32__5f_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Gliederung_20_8" style:display-name="2_Titre et contenu~LT~Gliederung 8" style:family="paragraph" style:parent-style-name="_32__5f_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Gliederung_20_9" style:display-name="2_Titre et contenu~LT~Gliederung 9" style:family="paragraph" style:parent-style-name="_32__5f_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2__5f_Titre_20_et_20_contenu_7e_LT_7e_Titel" style:display-name="2_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Titre_20_et_20_contenu_7e_LT_7e_Untertitel" style:display-name="2_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Titre_20_et_20_contenu_7e_LT_7e_Notizen" style:display-name="2_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2__5f_Titre_20_et_20_contenu_7e_LT_7e_Hintergrundobjekte" style:display-name="2_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2__5f_Titre_20_et_20_contenu_7e_LT_7e_Hintergrund" style:display-name="2_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4__5f_Titre_20_et_20_contenu_7e_LT_7e_Gliederung_20_1" style:display-name="4_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4__5f_Titre_20_et_20_contenu_7e_LT_7e_Gliederung_20_2" style:display-name="4_Titre et contenu~LT~Gliederung 2" style:family="paragraph" style:parent-style-name="_34__5f_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4__5f_Titre_20_et_20_contenu_7e_LT_7e_Gliederung_20_3" style:display-name="4_Titre et contenu~LT~Gliederung 3" style:family="paragraph" style:parent-style-name="_34__5f_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Gliederung_20_4" style:display-name="4_Titre et contenu~LT~Gliederung 4" style:family="paragraph" style:parent-style-name="_34__5f_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Gliederung_20_5" style:display-name="4_Titre et contenu~LT~Gliederung 5" style:family="paragraph" style:parent-style-name="_34__5f_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Gliederung_20_6" style:display-name="4_Titre et contenu~LT~Gliederung 6" style:family="paragraph" style:parent-style-name="_34__5f_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Gliederung_20_7" style:display-name="4_Titre et contenu~LT~Gliederung 7" style:family="paragraph" style:parent-style-name="_34__5f_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Gliederung_20_8" style:display-name="4_Titre et contenu~LT~Gliederung 8" style:family="paragraph" style:parent-style-name="_34__5f_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Gliederung_20_9" style:display-name="4_Titre et contenu~LT~Gliederung 9" style:family="paragraph" style:parent-style-name="_34__5f_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4__5f_Titre_20_et_20_contenu_7e_LT_7e_Titel" style:display-name="4_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4__5f_Titre_20_et_20_contenu_7e_LT_7e_Untertitel" style:display-name="4_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4__5f_Titre_20_et_20_contenu_7e_LT_7e_Notizen" style:display-name="4_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4__5f_Titre_20_et_20_contenu_7e_LT_7e_Hintergrundobjekte" style:display-name="4_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4__5f_Titre_20_et_20_contenu_7e_LT_7e_Hintergrund" style:display-name="4_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5__5f_Titre_20_et_20_contenu_7e_LT_7e_Gliederung_20_1" style:display-name="5_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5__5f_Titre_20_et_20_contenu_7e_LT_7e_Gliederung_20_2" style:display-name="5_Titre et contenu~LT~Gliederung 2" style:family="paragraph" style:parent-style-name="_35__5f_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5__5f_Titre_20_et_20_contenu_7e_LT_7e_Gliederung_20_3" style:display-name="5_Titre et contenu~LT~Gliederung 3" style:family="paragraph" style:parent-style-name="_35__5f_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Gliederung_20_4" style:display-name="5_Titre et contenu~LT~Gliederung 4" style:family="paragraph" style:parent-style-name="_35__5f_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Gliederung_20_5" style:display-name="5_Titre et contenu~LT~Gliederung 5" style:family="paragraph" style:parent-style-name="_35__5f_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Gliederung_20_6" style:display-name="5_Titre et contenu~LT~Gliederung 6" style:family="paragraph" style:parent-style-name="_35__5f_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Gliederung_20_7" style:display-name="5_Titre et contenu~LT~Gliederung 7" style:family="paragraph" style:parent-style-name="_35__5f_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Gliederung_20_8" style:display-name="5_Titre et contenu~LT~Gliederung 8" style:family="paragraph" style:parent-style-name="_35__5f_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Gliederung_20_9" style:display-name="5_Titre et contenu~LT~Gliederung 9" style:family="paragraph" style:parent-style-name="_35__5f_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5__5f_Titre_20_et_20_contenu_7e_LT_7e_Titel" style:display-name="5_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5__5f_Titre_20_et_20_contenu_7e_LT_7e_Untertitel" style:display-name="5_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5__5f_Titre_20_et_20_contenu_7e_LT_7e_Notizen" style:display-name="5_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5__5f_Titre_20_et_20_contenu_7e_LT_7e_Hintergrundobjekte" style:display-name="5_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5__5f_Titre_20_et_20_contenu_7e_LT_7e_Hintergrund" style:display-name="5_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6__5f_Titre_20_et_20_contenu_7e_LT_7e_Gliederung_20_1" style:display-name="6_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6__5f_Titre_20_et_20_contenu_7e_LT_7e_Gliederung_20_2" style:display-name="6_Titre et contenu~LT~Gliederung 2" style:family="paragraph" style:parent-style-name="_36__5f_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6__5f_Titre_20_et_20_contenu_7e_LT_7e_Gliederung_20_3" style:display-name="6_Titre et contenu~LT~Gliederung 3" style:family="paragraph" style:parent-style-name="_36__5f_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Gliederung_20_4" style:display-name="6_Titre et contenu~LT~Gliederung 4" style:family="paragraph" style:parent-style-name="_36__5f_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Gliederung_20_5" style:display-name="6_Titre et contenu~LT~Gliederung 5" style:family="paragraph" style:parent-style-name="_36__5f_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Gliederung_20_6" style:display-name="6_Titre et contenu~LT~Gliederung 6" style:family="paragraph" style:parent-style-name="_36__5f_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Gliederung_20_7" style:display-name="6_Titre et contenu~LT~Gliederung 7" style:family="paragraph" style:parent-style-name="_36__5f_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Gliederung_20_8" style:display-name="6_Titre et contenu~LT~Gliederung 8" style:family="paragraph" style:parent-style-name="_36__5f_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Gliederung_20_9" style:display-name="6_Titre et contenu~LT~Gliederung 9" style:family="paragraph" style:parent-style-name="_36__5f_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6__5f_Titre_20_et_20_contenu_7e_LT_7e_Titel" style:display-name="6_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6__5f_Titre_20_et_20_contenu_7e_LT_7e_Untertitel" style:display-name="6_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6__5f_Titre_20_et_20_contenu_7e_LT_7e_Notizen" style:display-name="6_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6__5f_Titre_20_et_20_contenu_7e_LT_7e_Hintergrundobjekte" style:display-name="6_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6__5f_Titre_20_et_20_contenu_7e_LT_7e_Hintergrund" style:display-name="6_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3__5f_Titre_20_et_20_contenu_7e_LT_7e_Gliederung_20_1" style:display-name="3_Titre et contenu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3__5f_Titre_20_et_20_contenu_7e_LT_7e_Gliederung_20_2" style:display-name="3_Titre et contenu~LT~Gliederung 2" style:family="paragraph" style:parent-style-name="_33__5f_Titre_20_et_20_contenu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3__5f_Titre_20_et_20_contenu_7e_LT_7e_Gliederung_20_3" style:display-name="3_Titre et contenu~LT~Gliederung 3" style:family="paragraph" style:parent-style-name="_33__5f_Titre_20_et_20_contenu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Gliederung_20_4" style:display-name="3_Titre et contenu~LT~Gliederung 4" style:family="paragraph" style:parent-style-name="_33__5f_Titre_20_et_20_contenu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Gliederung_20_5" style:display-name="3_Titre et contenu~LT~Gliederung 5" style:family="paragraph" style:parent-style-name="_33__5f_Titre_20_et_20_contenu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Gliederung_20_6" style:display-name="3_Titre et contenu~LT~Gliederung 6" style:family="paragraph" style:parent-style-name="_33__5f_Titre_20_et_20_contenu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Gliederung_20_7" style:display-name="3_Titre et contenu~LT~Gliederung 7" style:family="paragraph" style:parent-style-name="_33__5f_Titre_20_et_20_contenu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Gliederung_20_8" style:display-name="3_Titre et contenu~LT~Gliederung 8" style:family="paragraph" style:parent-style-name="_33__5f_Titre_20_et_20_contenu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Gliederung_20_9" style:display-name="3_Titre et contenu~LT~Gliederung 9" style:family="paragraph" style:parent-style-name="_33__5f_Titre_20_et_20_contenu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re_20_et_20_contenu_7e_LT_7e_Titel" style:display-name="3_Titre et contenu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6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3__5f_Titre_20_et_20_contenu_7e_LT_7e_Untertitel" style:display-name="3_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3__5f_Titre_20_et_20_contenu_7e_LT_7e_Notizen" style:display-name="3_Titre et contenu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3__5f_Titre_20_et_20_contenu_7e_LT_7e_Hintergrundobjekte" style:display-name="3_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3__5f_Titre_20_et_20_contenu_7e_LT_7e_Hintergrund" style:display-name="3_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01:00.584000000</meta:creation-date>
    <dc:date>2018-04-21T12:36:24.324000000</dc:date>
    <meta:editing-duration>PT4H19M16S</meta:editing-duration>
    <meta:editing-cycles>24</meta:editing-cycles>
    <meta:generator>LibreOffice/6.0.3.2$Windows_X86_64 LibreOffice_project/8f48d515416608e3a835360314dac7e47fd0b821</meta:generator>
    <meta:document-statistic meta:table-count="0" meta:image-count="0" meta:object-count="0" meta:page-count="34" meta:paragraph-count="789" meta:word-count="5087" meta:character-count="33318" meta:non-whitespace-character-count="28704"/>
  </office:meta>
</office:document-meta>
</file>